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8.6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4.64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67.49mm"/>
    </style:style>
    <style:style style:name="co7" style:family="table-column">
      <style:table-column-properties fo:break-before="auto" style:column-width="19.03mm"/>
    </style:style>
    <style:style style:name="co8" style:family="table-column">
      <style:table-column-properties fo:break-before="auto" style:column-width="65.25mm"/>
    </style:style>
    <style:style style:name="co9" style:family="table-column">
      <style:table-column-properties fo:break-before="auto" style:column-width="22.14mm"/>
    </style:style>
    <style:style style:name="co10" style:family="table-column">
      <style:table-column-properties fo:break-before="auto" style:column-width="8.11mm"/>
    </style:style>
    <style:style style:name="co11" style:family="table-column">
      <style:table-column-properties fo:break-before="auto" style:column-width="62.14mm"/>
    </style:style>
    <style:style style:name="co12" style:family="table-column">
      <style:table-column-properties fo:break-before="auto" style:column-width="12.59mm"/>
    </style:style>
    <style:style style:name="co13" style:family="table-column">
      <style:table-column-properties fo:break-before="auto" style:column-width="22.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Motors">
      <style:table-properties table:display="true" style:writing-mode="lr-tb"/>
    </style:style>
    <style:style style:name="ta2" style:family="table" style:master-page-name="PageStyle_5f_Torque_20_derating">
      <style:table-properties table:display="true" style:writing-mode="lr-tb"/>
    </style:style>
    <style:style style:name="ta3" style:family="table" style:master-page-name="PageStyle_5f_MoI">
      <style:table-properties table:display="true" style:writing-mode="lr-tb"/>
    </style:style>
    <style:style style:name="ta4" style:family="table" style:master-page-name="PageStyle_5f_Trajectories">
      <style:table-properties table:display="true" style:writing-mode="lr-tb"/>
    </style:style>
    <style:style style:name="ta5" style:family="table" style:master-page-name="PageStyle_5f_Efficienc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6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6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mm" draw:fill="solid" draw:fill-color="#ffffff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1.8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1007" table:default-cell-style-name="Default"/>
        <table:table-row table:style-name="ro1">
          <table:table-cell table:style-name="ce1" office:value-type="string" calcext:value-type="string">
            <text:p>(feilds highlighted in blue are inputs)</text:p>
          </table:table-cell>
          <table:table-cell table:style-name="ce8" office:value-type="string" calcext:value-type="string">
            <text:p>kv</text:p>
          </table:table-cell>
          <table:table-cell table:style-name="ce8" office:value-type="string" calcext:value-type="string">
            <text:p>Max current</text:p>
          </table:table-cell>
          <table:table-cell table:style-name="ce8" office:value-type="string" calcext:value-type="string">
            <text:p>Max voltage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Link</text:p>
          </table:table-cell>
          <table:table-cell table:style-name="ce21" office:value-type="string" calcext:value-type="string">
            <text:p>Torque</text:p>
          </table:table-cell>
          <table:table-cell table:style-name="ce25" office:value-type="string" calcext:value-type="string" table:number-columns-spanned="3" table:number-rows-spanned="1">
            <text:p>No-load speed</text:p>
          </table:table-cell>
          <table:covered-table-cell table:number-columns-repeated="2"/>
          <table:table-cell table:style-name="ce31" office:value-type="string" calcext:value-type="string">
            <text:p>Force</text:p>
          </table:table-cell>
          <table:table-cell table:style-name="ce31" office:value-type="string" calcext:value-type="string">
            <text:p>Acceleration</text:p>
          </table:table-cell>
          <table:table-cell table:style-name="ce31" office:value-type="string" calcext:value-type="string">
            <text:p>Time to base speed</text:p>
          </table:table-cell>
          <table:table-cell table:style-name="ce31" office:value-type="string" calcext:value-type="string">
            <text:p>distance to base speed</text:p>
          </table:table-cell>
          <table:table-cell table:style-name="ce32" office:value-type="string" calcext:value-type="string">
            <text:p>Power at base speed</text:p>
          </table:table-cell>
          <table:table-cell table:style-name="ce31" office:value-type="string" calcext:value-type="string">
            <text:p>Base speed kinetic energy</text:p>
          </table:table-cell>
          <table:table-cell table:style-name="ce8" office:value-type="string" calcext:value-type="string">
            <text:p>Encoder freq. (base speed)</text:p>
          </table:table-cell>
          <table:table-cell table:style-name="ce34" table:number-columns-repeated="7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>
            <text:p>rpm/v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USD</text:p>
          </table:table-cell>
          <table:table-cell table:style-name="ce9" office:value-type="string" calcext:value-type="string">
            <text:p>g</text:p>
          </table:table-cell>
          <table:table-cell table:style-name="ce9"/>
          <table:table-cell table:style-name="ce22" office:value-type="string" calcext:value-type="string">
            <text:p>Nm</text:p>
          </table:table-cell>
          <table:table-cell table:style-name="ce26" office:value-type="string" calcext:value-type="string">
            <text:p>rpm</text:p>
          </table:table-cell>
          <table:table-cell table:style-name="ce29" office:value-type="string" calcext:value-type="string">
            <text:p>rad/s</text:p>
          </table:table-cell>
          <table:table-cell table:style-name="ce29" office:value-type="string" calcext:value-type="string">
            <text:p>m/s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m/s^2 </text:p>
          </table:table-cell>
          <table:table-cell table:style-name="ce29" office:value-type="string" calcext:value-type="string">
            <text:p>ms</text:p>
          </table:table-cell>
          <table:table-cell table:style-name="ce29" office:value-type="string" calcext:value-type="string">
            <text:p>mm</text:p>
          </table:table-cell>
          <table:table-cell table:style-name="ce26" office:value-type="string" calcext:value-type="string">
            <text:p>W</text:p>
          </table:table-cell>
          <table:table-cell table:style-name="ce29" office:value-type="string" calcext:value-type="string">
            <text:p>J</text:p>
          </table:table-cell>
          <table:table-cell table:style-name="ce9" office:value-type="string" calcext:value-type="string">
            <text:p>kHz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arot 4008 330kv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0" calcext:value-type="float">
            <text:p>80</text:p>
          </table:table-cell>
          <table:table-cell table:style-name="ce19" office:value-type="string" calcext:value-type="string">
            <text:p><text:a xlink:href="https://www.aliexpress.com/item/F17601-Tarot-4008-Martin-RC-Brushess-Motor-TL2955-RC-Quadcopter-Motor-for-Quadcopter-Multicopter-Drone/32697306634.html" xlink:type="simple">https://www.aliexpress.com/item/F17601-Tarot-4008-Martin-RC-Brushess-Motor-TL2955-RC-Quadcopter-Motor-for-Quadcopter-Multicopter-Drone/32697306634.html</text:a></text:p>
          </table:table-cell>
          <table:table-cell table:style-name="ce23" table:formula="of:=[.$B$28]*[.C3]/[.B3]" office:value-type="float" office:value="0.626510108409091" calcext:value-type="float">
            <text:p>0.63</text:p>
          </table:table-cell>
          <table:table-cell table:style-name="ce27" table:formula="of:=MIN([.B3]*MIN([.D3];[.$B$17]*[.$B$18]); [.$B$33])" office:value-type="float" office:value="7920" calcext:value-type="float">
            <text:p>7920</text:p>
          </table:table-cell>
          <table:table-cell table:style-name="ce13" table:formula="of:=2*PI()*[.I3]/60" office:value-type="float" office:value="829.380460547706" calcext:value-type="float">
            <text:p>829.38</text:p>
          </table:table-cell>
          <table:table-cell table:style-name="ce13" table:formula="of:=[.J3]*[.$B$22]" office:value-type="float" office:value="7.92" calcext:value-type="float">
            <text:p>7.92</text:p>
          </table:table-cell>
          <table:table-cell table:style-name="ce13" table:formula="of:=[.H3]/[.$B$22]" office:value-type="float" office:value="65.6079851292506" calcext:value-type="float">
            <text:p>65.61</text:p>
          </table:table-cell>
          <table:table-cell table:style-name="ce13" table:formula="of:=[.L3]/([.$B$19]+[.$B$23])" office:value-type="float" office:value="21.8939758043002" calcext:value-type="float">
            <text:p>21.89</text:p>
          </table:table-cell>
          <table:table-cell table:style-name="ce13" table:formula="of:=1000*[.K3]/[.M3]" office:value-type="float" office:value="361.743343045279" calcext:value-type="float">
            <text:p>361.74</text:p>
          </table:table-cell>
          <table:table-cell table:style-name="ce13" table:formula="of:=1000*0.5*[.M3]*([.N3]/1000)^2" office:value-type="float" office:value="1432.5036384593" calcext:value-type="float">
            <text:p>1,432.50</text:p>
          </table:table-cell>
          <table:table-cell table:style-name="ce27" table:formula="of:=[.J3]*[.H3]" office:value-type="float" office:value="519.615242250125" calcext:value-type="float">
            <text:p>520</text:p>
          </table:table-cell>
          <table:table-cell table:style-name="ce13" table:formula="of:=0.5*[.$B$19]*[.K3]^2" office:value-type="float" office:value="59.59008" calcext:value-type="float">
            <text:p>59.59</text:p>
          </table:table-cell>
          <table:table-cell table:formula="of:=[.$I3]/60*[.$B$31]/1000" office:value-type="float" office:value="270.336" calcext:value-type="float">
            <text:p>270.3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urnigy Aerodrive SK3 - 4250-350kv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50" calcext:value-type="float">
            <text:p>50</text:p>
          </table:table-cell>
          <table:table-cell table:style-name="ce14" table:formula="of:=5*4" office:value-type="float" office:value="20" calcext:value-type="float">
            <text:p>2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66" calcext:value-type="float">
            <text:p>266</text:p>
          </table:table-cell>
          <table:table-cell table:style-name="ce19" office:value-type="string" calcext:value-type="string">
            <text:p><text:a xlink:href="https://hobbyking.com/en_us/turnigy-aerodrive-sk3-4250-350kv-brushless-outrunner-motor.html" xlink:type="simple">https://hobbyking.com/en_us/turnigy-aerodrive-sk3-4250-350kv-brushless-outrunner-motor.html</text:a></text:p>
          </table:table-cell>
          <table:table-cell table:style-name="ce23" table:formula="of:=[.$B$28]*[.C4]/[.B4]" office:value-type="float" office:value="1.18141906157143" calcext:value-type="float">
            <text:p>1.18</text:p>
          </table:table-cell>
          <table:table-cell table:style-name="ce27" table:formula="of:=MIN([.B4]*MIN([.D4];[.$B$17]*[.$B$18]); [.$B$33])" office:value-type="float" office:value="7000" calcext:value-type="float">
            <text:p>7000</text:p>
          </table:table-cell>
          <table:table-cell table:style-name="ce13" table:formula="of:=2*PI()*[.I4]/60" office:value-type="float" office:value="733.038285837618" calcext:value-type="float">
            <text:p>733.04</text:p>
          </table:table-cell>
          <table:table-cell table:style-name="ce13" table:formula="of:=[.J4]*[.$B$22]" office:value-type="float" office:value="7" calcext:value-type="float">
            <text:p>7.00</text:p>
          </table:table-cell>
          <table:table-cell table:style-name="ce13" table:formula="of:=[.H4]/[.$B$22]" office:value-type="float" office:value="123.717914815158" calcext:value-type="float">
            <text:p>123.72</text:p>
          </table:table-cell>
          <table:table-cell table:style-name="ce13" table:formula="of:=[.L4]/([.$B$19]+[.$B$23])" office:value-type="float" office:value="41.2857829452519" calcext:value-type="float">
            <text:p>41.29</text:p>
          </table:table-cell>
          <table:table-cell table:style-name="ce13" table:formula="of:=1000*[.K4]/[.M4]" office:value-type="float" office:value="169.549891043184" calcext:value-type="float">
            <text:p>169.55</text:p>
          </table:table-cell>
          <table:table-cell table:style-name="ce13" table:formula="of:=1000*0.5*[.M4]*([.N4]/1000)^2" office:value-type="float" office:value="593.424618651144" calcext:value-type="float">
            <text:p>593.42</text:p>
          </table:table-cell>
          <table:table-cell table:style-name="ce27" table:formula="of:=[.J4]*[.H4]" office:value-type="float" office:value="866.025403750209" calcext:value-type="float">
            <text:p>866</text:p>
          </table:table-cell>
          <table:table-cell table:style-name="ce13" table:formula="of:=0.5*[.$B$19]*[.K4]^2" office:value-type="float" office:value="46.55" calcext:value-type="float">
            <text:p>46.55</text:p>
          </table:table-cell>
          <table:table-cell table:formula="of:=[.$I4]/60*[.$B$31]/1000" office:value-type="float" office:value="238.933333333333" calcext:value-type="float">
            <text:p>238.9333333333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CK 5312CP - 330KV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50" calcext:value-type="float">
            <text:p>5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30" calcext:value-type="float">
            <text:p>230</text:p>
          </table:table-cell>
          <table:table-cell table:style-name="ce19" office:value-type="string" calcext:value-type="string">
            <text:p><text:a xlink:href="https://hobbyking.com/en_us/ack-5312cp-330kv-high-performance-brushless-multicopter-motor-6-8s-cw.html" xlink:type="simple">https://hobbyking.com/en_us/ack-5312cp-330kv-high-performance-brushless-multicopter-motor-6-8s-cw.html</text:a></text:p>
          </table:table-cell>
          <table:table-cell table:style-name="ce23" table:formula="of:=[.$B$28]*[.C5]/[.B5]" office:value-type="float" office:value="1.25302021681818" calcext:value-type="float">
            <text:p>1.25</text:p>
          </table:table-cell>
          <table:table-cell table:style-name="ce27" table:formula="of:=MIN([.B5]*MIN([.D5];[.$B$17]*[.$B$18]); [.$B$33])" office:value-type="float" office:value="7920" calcext:value-type="float">
            <text:p>7920</text:p>
          </table:table-cell>
          <table:table-cell table:style-name="ce13" table:formula="of:=2*PI()*[.I5]/60" office:value-type="float" office:value="829.380460547706" calcext:value-type="float">
            <text:p>829.38</text:p>
          </table:table-cell>
          <table:table-cell table:style-name="ce13" table:formula="of:=[.J5]*[.$B$22]" office:value-type="float" office:value="7.92" calcext:value-type="float">
            <text:p>7.92</text:p>
          </table:table-cell>
          <table:table-cell table:style-name="ce13" table:formula="of:=[.H5]/[.$B$22]" office:value-type="float" office:value="131.215970258501" calcext:value-type="float">
            <text:p>131.22</text:p>
          </table:table-cell>
          <table:table-cell table:style-name="ce13" table:formula="of:=[.L5]/([.$B$19]+[.$B$23])" office:value-type="float" office:value="43.7879516086005" calcext:value-type="float">
            <text:p>43.79</text:p>
          </table:table-cell>
          <table:table-cell table:style-name="ce13" table:formula="of:=1000*[.K5]/[.M5]" office:value-type="float" office:value="180.871671522639" calcext:value-type="float">
            <text:p>180.87</text:p>
          </table:table-cell>
          <table:table-cell table:style-name="ce13" table:formula="of:=1000*0.5*[.M5]*([.N5]/1000)^2" office:value-type="float" office:value="716.251819229651" calcext:value-type="float">
            <text:p>716.25</text:p>
          </table:table-cell>
          <table:table-cell table:style-name="ce27" table:formula="of:=[.J5]*[.H5]" office:value-type="float" office:value="1039.23048450025" calcext:value-type="float">
            <text:p>1039</text:p>
          </table:table-cell>
          <table:table-cell table:style-name="ce13" table:formula="of:=0.5*[.$B$19]*[.K5]^2" office:value-type="float" office:value="59.59008" calcext:value-type="float">
            <text:p>59.59</text:p>
          </table:table-cell>
          <table:table-cell table:formula="of:=[.$I5]/60*[.$B$31]/1000" office:value-type="float" office:value="270.336" calcext:value-type="float">
            <text:p>270.33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Turnigy Aerodrive SK3 - 5065-275kv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60" calcext:value-type="float">
            <text:p>60</text:p>
          </table:table-cell>
          <table:table-cell table:style-name="ce14" table:formula="of:=10*4" office:value-type="float" office:value="40" calcext:value-type="float">
            <text:p>40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30" calcext:value-type="float">
            <text:p>530</text:p>
          </table:table-cell>
          <table:table-cell table:style-name="ce19" office:value-type="string" calcext:value-type="string">
            <text:p><text:a xlink:href="https://hobbyking.com/en_us/turnigy-aerodrive-sk3-5065-275kv-brushless-outrunner-motor.html" xlink:type="simple">https://hobbyking.com/en_us/turnigy-aerodrive-sk3-5065-275kv-brushless-outrunner-motor.html</text:a></text:p>
          </table:table-cell>
          <table:table-cell table:style-name="ce23" table:formula="of:=[.$B$28]*[.C6]/[.B6]" office:value-type="float" office:value="1.80434911221818" calcext:value-type="float">
            <text:p>1.80</text:p>
          </table:table-cell>
          <table:table-cell table:style-name="ce27" table:formula="of:=MIN([.B6]*MIN([.D6];[.$B$17]*[.$B$18]); [.$B$33])" office:value-type="float" office:value="6600" calcext:value-type="float">
            <text:p>6600</text:p>
          </table:table-cell>
          <table:table-cell table:style-name="ce13" table:formula="of:=2*PI()*[.I6]/60" office:value-type="float" office:value="691.150383789755" calcext:value-type="float">
            <text:p>691.15</text:p>
          </table:table-cell>
          <table:table-cell table:style-name="ce13" table:formula="of:=[.J6]*[.$B$22]" office:value-type="float" office:value="6.6" calcext:value-type="float">
            <text:p>6.60</text:p>
          </table:table-cell>
          <table:table-cell table:style-name="ce13" table:formula="of:=[.H6]/[.$B$22]" office:value-type="float" office:value="188.950997172242" calcext:value-type="float">
            <text:p>188.95</text:p>
          </table:table-cell>
          <table:table-cell table:style-name="ce13" table:formula="of:=[.L6]/([.$B$19]+[.$B$23])" office:value-type="float" office:value="63.0546503163847" calcext:value-type="float">
            <text:p>63.05</text:p>
          </table:table-cell>
          <table:table-cell table:style-name="ce13" table:formula="of:=1000*[.K6]/[.M6]" office:value-type="float" office:value="104.671106205231" calcext:value-type="float">
            <text:p>104.67</text:p>
          </table:table-cell>
          <table:table-cell table:style-name="ce13" table:formula="of:=1000*0.5*[.M6]*([.N6]/1000)^2" office:value-type="float" office:value="345.414650477262" calcext:value-type="float">
            <text:p>345.41</text:p>
          </table:table-cell>
          <table:table-cell table:style-name="ce27" table:formula="of:=[.J6]*[.H6]" office:value-type="float" office:value="1247.0765814003" calcext:value-type="float">
            <text:p>1247</text:p>
          </table:table-cell>
          <table:table-cell table:style-name="ce13" table:formula="of:=0.5*[.$B$19]*[.K6]^2" office:value-type="float" office:value="41.382" calcext:value-type="float">
            <text:p>41.38</text:p>
          </table:table-cell>
          <table:table-cell table:formula="of:=[.$I6]/60*[.$B$31]/1000" office:value-type="float" office:value="225.28" calcext:value-type="float">
            <text:p>225.2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ODrive Robotics D5065 - 270kv 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65" calcext:value-type="float">
            <text:p>65</text:p>
          </table:table-cell>
          <table:table-cell table:style-name="ce17" table:formula="of:=8*4" office:value-type="float" office:value="32" calcext:value-type="float">
            <text:p>32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420" calcext:value-type="float">
            <text:p>420</text:p>
          </table:table-cell>
          <table:table-cell table:style-name="ce20" office:value-type="string" calcext:value-type="string">
            <text:p><text:a xlink:href="https://odriverobotics.com/shop/odrive-custom-motor-d5065" xlink:type="simple">https://odriverobotics.com/shop/odrive-custom-motor-d5065</text:a></text:p>
          </table:table-cell>
          <table:table-cell table:style-name="ce24" table:formula="of:=[.$B$28]*[.C7]/[.B7]" office:value-type="float" office:value="1.99090990005556" calcext:value-type="float">
            <text:p>1.99</text:p>
          </table:table-cell>
          <table:table-cell table:style-name="ce28" table:formula="of:=MIN([.B7]*MIN([.D7];[.$B$17]*[.$B$18]); [.$B$33])" office:value-type="float" office:value="6480" calcext:value-type="float">
            <text:p>6480</text:p>
          </table:table-cell>
          <table:table-cell table:style-name="ce30" table:formula="of:=2*PI()*[.I7]/60" office:value-type="float" office:value="678.584013175395" calcext:value-type="float">
            <text:p>678.58</text:p>
          </table:table-cell>
          <table:table-cell table:style-name="ce30" table:formula="of:=[.J7]*[.$B$22]" office:value-type="float" office:value="6.48" calcext:value-type="float">
            <text:p>6.48</text:p>
          </table:table-cell>
          <table:table-cell table:style-name="ce30" table:formula="of:=[.H7]/[.$B$22]" office:value-type="float" office:value="208.487597188507" calcext:value-type="float">
            <text:p>208.49</text:p>
          </table:table-cell>
          <table:table-cell table:style-name="ce30" table:formula="of:=[.L7]/([.$B$19]+[.$B$23])" office:value-type="float" office:value="69.5741897781096" calcext:value-type="float">
            <text:p>69.57</text:p>
          </table:table-cell>
          <table:table-cell table:style-name="ce30" table:formula="of:=1000*[.K7]/[.M7]" office:value-type="float" office:value="93.1379872430628" calcext:value-type="float">
            <text:p>93.14</text:p>
          </table:table-cell>
          <table:table-cell table:style-name="ce30" table:formula="of:=1000*0.5*[.M7]*([.N7]/1000)^2" office:value-type="float" office:value="301.767078667523" calcext:value-type="float">
            <text:p>301.77</text:p>
          </table:table-cell>
          <table:table-cell table:style-name="ce28" table:formula="of:=[.J7]*[.H7]" office:value-type="float" office:value="1350.99962985033" calcext:value-type="float">
            <text:p>1351</text:p>
          </table:table-cell>
          <table:table-cell table:style-name="ce30" table:formula="of:=0.5*[.$B$19]*[.K7]^2" office:value-type="float" office:value="39.89088" calcext:value-type="float">
            <text:p>39.89</text:p>
          </table:table-cell>
          <table:table-cell table:style-name="ce33" table:formula="of:=[.$I7]/60*[.$B$31]/1000" office:value-type="float" office:value="221.184" calcext:value-type="float">
            <text:p>221.184</text:p>
          </table:table-cell>
          <table:table-cell table:style-name="ce33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KEDA 63-64 190KV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670" calcext:value-type="float">
            <text:p>670</text:p>
          </table:table-cell>
          <table:table-cell table:style-name="ce19" office:value-type="string" calcext:value-type="string">
            <text:p><text:a xlink:href="https://hobbyking.com/en_us/kd-53-30-high-voltage-brushless-outrunner-190kv.html" xlink:type="simple">https://hobbyking.com/en_us/kd-53-30-high-voltage-brushless-outrunner-190kv.html</text:a></text:p>
          </table:table-cell>
          <table:table-cell table:style-name="ce23" table:formula="of:=[.$B$28]*[.C8]/[.B8]" office:value-type="float" office:value="2.17629827131579" calcext:value-type="float">
            <text:p>2.18</text:p>
          </table:table-cell>
          <table:table-cell table:style-name="ce27" table:formula="of:=MIN([.B8]*MIN([.D8];[.$B$17]*[.$B$18]); [.$B$33])" office:value-type="float" office:value="4560" calcext:value-type="float">
            <text:p>4560</text:p>
          </table:table-cell>
          <table:table-cell table:style-name="ce13" table:formula="of:=2*PI()*[.I8]/60" office:value-type="float" office:value="477.522083345649" calcext:value-type="float">
            <text:p>477.52</text:p>
          </table:table-cell>
          <table:table-cell table:style-name="ce13" table:formula="of:=[.J8]*[.$B$22]" office:value-type="float" office:value="4.56" calcext:value-type="float">
            <text:p>4.56</text:p>
          </table:table-cell>
          <table:table-cell table:style-name="ce13" table:formula="of:=[.H8]/[.$B$22]" office:value-type="float" office:value="227.901422027923" calcext:value-type="float">
            <text:p>227.90</text:p>
          </table:table-cell>
          <table:table-cell table:style-name="ce13" table:formula="of:=[.L8]/([.$B$19]+[.$B$23])" office:value-type="float" office:value="76.0527580570429" calcext:value-type="float">
            <text:p>76.05</text:p>
          </table:table-cell>
          <table:table-cell table:style-name="ce13" table:formula="of:=1000*[.K8]/[.M8]" office:value-type="float" office:value="59.9583777958427" calcext:value-type="float">
            <text:p>59.96</text:p>
          </table:table-cell>
          <table:table-cell table:style-name="ce13" table:formula="of:=1000*0.5*[.M8]*([.N8]/1000)^2" office:value-type="float" office:value="136.705101374522" calcext:value-type="float">
            <text:p>136.71</text:p>
          </table:table-cell>
          <table:table-cell table:style-name="ce27" table:formula="of:=[.J8]*[.H8]" office:value-type="float" office:value="1039.23048450025" calcext:value-type="float">
            <text:p>1039</text:p>
          </table:table-cell>
          <table:table-cell table:style-name="ce13" table:formula="of:=0.5*[.$B$19]*[.K8]^2" office:value-type="float" office:value="19.75392" calcext:value-type="float">
            <text:p>19.75</text:p>
          </table:table-cell>
          <table:table-cell table:formula="of:=[.$I8]/60*[.$B$31]/1000" office:value-type="float" office:value="155.648" calcext:value-type="float">
            <text:p>155.64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ODrive Robotics D6374 - 150kv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70" calcext:value-type="float">
            <text:p>70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890" calcext:value-type="float">
            <text:p>890</text:p>
          </table:table-cell>
          <table:table-cell table:style-name="ce20" office:value-type="string" calcext:value-type="string">
            <text:p><text:a xlink:href="https://odriverobotics.com/shop/odrive-custom-motor-d6374-150kv" xlink:type="simple">https://odriverobotics.com/shop/odrive-custom-motor-d6374-150kv</text:a></text:p>
          </table:table-cell>
          <table:table-cell table:style-name="ce24" table:formula="of:=[.$B$28]*[.C9]/[.B9]" office:value-type="float" office:value="3.8593022678" calcext:value-type="float">
            <text:p>3.86</text:p>
          </table:table-cell>
          <table:table-cell table:style-name="ce28" table:formula="of:=MIN([.B9]*MIN([.D9];[.$B$17]*[.$B$18]); [.$B$33])" office:value-type="float" office:value="3600" calcext:value-type="float">
            <text:p>3600</text:p>
          </table:table-cell>
          <table:table-cell table:style-name="ce30" table:formula="of:=2*PI()*[.I9]/60" office:value-type="float" office:value="376.991118430775" calcext:value-type="float">
            <text:p>376.99</text:p>
          </table:table-cell>
          <table:table-cell table:style-name="ce30" table:formula="of:=[.J9]*[.$B$22]" office:value-type="float" office:value="3.6" calcext:value-type="float">
            <text:p>3.60</text:p>
          </table:table-cell>
          <table:table-cell table:style-name="ce30" table:formula="of:=[.H9]/[.$B$22]" office:value-type="float" office:value="404.145188396183" calcext:value-type="float">
            <text:p>404.15</text:p>
          </table:table-cell>
          <table:table-cell table:style-name="ce30" table:formula="of:=[.L9]/([.$B$19]+[.$B$23])" office:value-type="float" office:value="134.866890954489" calcext:value-type="float">
            <text:p>134.87</text:p>
          </table:table-cell>
          <table:table-cell table:style-name="ce30" table:formula="of:=1000*[.K9]/[.M9]" office:value-type="float" office:value="26.6929857619008" calcext:value-type="float">
            <text:p>26.69</text:p>
          </table:table-cell>
          <table:table-cell table:style-name="ce30" table:formula="of:=1000*0.5*[.M9]*([.N9]/1000)^2" office:value-type="float" office:value="48.0473743714214" calcext:value-type="float">
            <text:p>48.05</text:p>
          </table:table-cell>
          <table:table-cell table:style-name="ce28" table:formula="of:=[.J9]*[.H9]" office:value-type="float" office:value="1454.92267830035" calcext:value-type="float">
            <text:p>1455</text:p>
          </table:table-cell>
          <table:table-cell table:style-name="ce30" table:formula="of:=0.5*[.$B$19]*[.K9]^2" office:value-type="float" office:value="12.312" calcext:value-type="float">
            <text:p>12.31</text:p>
          </table:table-cell>
          <table:table-cell table:style-name="ce33" table:formula="of:=[.$I9]/60*[.$B$31]/1000" office:value-type="float" office:value="122.88" calcext:value-type="float">
            <text:p>122.88</text:p>
          </table:table-cell>
          <table:table-cell table:style-name="ce33" table:number-columns-repeated="7"/>
          <table:table-cell table:number-columns-repeated="999"/>
        </table:table-row>
        <table:table-row table:style-name="ro1">
          <table:table-cell table:style-name="ce2" office:value-type="string" calcext:value-type="string">
            <text:p>Turnigy Aerodrive SK3 - 6374-149kv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68" calcext:value-type="float">
            <text:p>68</text:p>
          </table:table-cell>
          <table:table-cell table:style-name="ce14" table:formula="of:=12*4" office:value-type="float" office:value="48" calcext:value-type="float">
            <text:p>4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40" calcext:value-type="float">
            <text:p>840</text:p>
          </table:table-cell>
          <table:table-cell table:style-name="ce19" office:value-type="string" calcext:value-type="string">
            <text:p><text:a xlink:href="https://hobbyking.com/en_us/turnigy-aerodrive-sk3-6374-149kv-brushless-outrunner-motor.html" xlink:type="simple">https://hobbyking.com/en_us/turnigy-aerodrive-sk3-6374-149kv-brushless-outrunner-motor.html</text:a></text:p>
          </table:table-cell>
          <table:table-cell table:style-name="ce23" table:formula="of:=[.$B$28]*[.C10]/[.B10]" office:value-type="float" office:value="3.77419780743624" calcext:value-type="float">
            <text:p>3.77</text:p>
          </table:table-cell>
          <table:table-cell table:style-name="ce27" table:formula="of:=MIN([.B10]*MIN([.D10];[.$B$17]*[.$B$18]); [.$B$33])" office:value-type="float" office:value="3576" calcext:value-type="float">
            <text:p>3576</text:p>
          </table:table-cell>
          <table:table-cell table:style-name="ce13" table:formula="of:=2*PI()*[.I10]/60" office:value-type="float" office:value="374.477844307903" calcext:value-type="float">
            <text:p>374.48</text:p>
          </table:table-cell>
          <table:table-cell table:style-name="ce13" table:formula="of:=[.J10]*[.$B$22]" office:value-type="float" office:value="3.576" calcext:value-type="float">
            <text:p>3.58</text:p>
          </table:table-cell>
          <table:table-cell table:style-name="ce13" table:formula="of:=[.H10]/[.$B$22]" office:value-type="float" office:value="395.233070147754" calcext:value-type="float">
            <text:p>395.23</text:p>
          </table:table-cell>
          <table:table-cell table:style-name="ce13" table:formula="of:=[.L10]/([.$B$19]+[.$B$23])" office:value-type="float" office:value="131.892836791543" calcext:value-type="float">
            <text:p>131.89</text:p>
          </table:table-cell>
          <table:table-cell table:style-name="ce13" table:formula="of:=1000*[.K10]/[.M10]" office:value-type="float" office:value="27.1129205117627" calcext:value-type="float">
            <text:p>27.11</text:p>
          </table:table-cell>
          <table:table-cell table:style-name="ce13" table:formula="of:=1000*0.5*[.M10]*([.N10]/1000)^2" office:value-type="float" office:value="48.4779018750318" calcext:value-type="float">
            <text:p>48.48</text:p>
          </table:table-cell>
          <table:table-cell table:style-name="ce27" table:formula="of:=[.J10]*[.H10]" office:value-type="float" office:value="1413.35345892034" calcext:value-type="float">
            <text:p>1413</text:p>
          </table:table-cell>
          <table:table-cell table:style-name="ce13" table:formula="of:=0.5*[.$B$19]*[.K10]^2" office:value-type="float" office:value="12.1483872" calcext:value-type="float">
            <text:p>12.15</text:p>
          </table:table-cell>
          <table:table-cell table:formula="of:=[.$I10]/60*[.$B$31]/1000" office:value-type="float" office:value="122.0608" calcext:value-type="float">
            <text:p>122.060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9235-100KV Turnigy Multista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674" calcext:value-type="float">
            <text:p>674</text:p>
          </table:table-cell>
          <table:table-cell table:style-name="ce19" office:value-type="string" calcext:value-type="string">
            <text:p><text:a xlink:href="https://hobbyking.com/en_us/9235-100kv-turnigy-multistar-brushless-multi-rotor-motor.html" xlink:type="simple">https://hobbyking.com/en_us/9235-100kv-turnigy-multistar-brushless-multi-rotor-motor.html</text:a></text:p>
          </table:table-cell>
          <table:table-cell table:style-name="ce23" table:formula="of:=[.$B$28]*[.C11]/[.B11]" office:value-type="float" office:value="4.71386205567" calcext:value-type="float">
            <text:p>4.71</text:p>
          </table:table-cell>
          <table:table-cell table:style-name="ce27" table:formula="of:=MIN([.B11]*MIN([.D11];[.$B$17]*[.$B$18]); [.$B$33])" office:value-type="float" office:value="2400" calcext:value-type="float">
            <text:p>2400</text:p>
          </table:table-cell>
          <table:table-cell table:style-name="ce13" table:formula="of:=2*PI()*[.I11]/60" office:value-type="float" office:value="251.327412287183" calcext:value-type="float">
            <text:p>251.33</text:p>
          </table:table-cell>
          <table:table-cell table:style-name="ce13" table:formula="of:=[.J11]*[.$B$22]" office:value-type="float" office:value="2.4" calcext:value-type="float">
            <text:p>2.40</text:p>
          </table:table-cell>
          <table:table-cell table:style-name="ce13" table:formula="of:=[.H11]/[.$B$22]" office:value-type="float" office:value="493.634480112481" calcext:value-type="float">
            <text:p>493.63</text:p>
          </table:table-cell>
          <table:table-cell table:style-name="ce13" table:formula="of:=[.L11]/([.$B$19]+[.$B$23])" office:value-type="float" office:value="164.730273951555" calcext:value-type="float">
            <text:p>164.73</text:p>
          </table:table-cell>
          <table:table-cell table:style-name="ce13" table:formula="of:=1000*[.K11]/[.M11]" office:value-type="float" office:value="14.5692709811544" calcext:value-type="float">
            <text:p>14.57</text:p>
          </table:table-cell>
          <table:table-cell table:style-name="ce13" table:formula="of:=1000*0.5*[.M11]*([.N11]/1000)^2" office:value-type="float" office:value="17.4831251773853" calcext:value-type="float">
            <text:p>17.48</text:p>
          </table:table-cell>
          <table:table-cell table:style-name="ce27" table:formula="of:=[.J11]*[.H11]" office:value-type="float" office:value="1184.72275233028" calcext:value-type="float">
            <text:p>1185</text:p>
          </table:table-cell>
          <table:table-cell table:style-name="ce13" table:formula="of:=0.5*[.$B$19]*[.K11]^2" office:value-type="float" office:value="5.472" calcext:value-type="float">
            <text:p>5.47</text:p>
          </table:table-cell>
          <table:table-cell table:formula="of:=[.$I11]/60*[.$B$31]/1000" office:value-type="float" office:value="81.92" calcext:value-type="float">
            <text:p>81.9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Hoverboard Hub-motor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office:annotation draw:style-name="gr2" draw:text-style-name="P3" svg:width="86.22mm" svg:height="9.52mm" svg:x="115.67mm" svg:y="69.32mm" draw:caption-point-x="-4.07mm" draw:caption-point-y="-8.11mm">
              <dc:date>2020-04-15T00:00:00</dc:date>
              <text:p text:style-name="P2"><text:span text:style-name="T1">Assuming improved cooling mod</text:span></text:p>
            </office:annotation>
            <text:p>25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a lot</text:p>
          </table:table-cell>
          <table:table-cell table:style-name="ce19" office:value-type="string" calcext:value-type="string">
            <text:p><text:a xlink:href="https://www.ebay.com/sch/i.html?_nkw=hoverboard+replacement+wheel" xlink:type="simple">https://www.ebay.com/sch/i.html?_nkw=hoverboard+replacement+wheel</text:a></text:p>
          </table:table-cell>
          <table:table-cell table:style-name="ce23" table:formula="of:=[.$B$28]*[.C12]/[.B12]" office:value-type="float" office:value="12.9217709859375" calcext:value-type="float">
            <text:p>12.92</text:p>
          </table:table-cell>
          <table:table-cell table:style-name="ce27" table:formula="of:=MIN([.B12]*MIN([.D12];[.$B$17]*[.$B$18]); [.$B$33])" office:value-type="float" office:value="384" calcext:value-type="float">
            <text:p>384</text:p>
          </table:table-cell>
          <table:table-cell table:style-name="ce13" table:formula="of:=2*PI()*[.I12]/60" office:value-type="float" office:value="40.2123859659494" calcext:value-type="float">
            <text:p>40.21</text:p>
          </table:table-cell>
          <table:table-cell table:style-name="ce13" table:formula="of:=[.J12]*[.$B$22]" office:value-type="float" office:value="0.384" calcext:value-type="float">
            <text:p>0.38</text:p>
          </table:table-cell>
          <table:table-cell table:style-name="ce13" table:formula="of:=[.H12]/[.$B$22]" office:value-type="float" office:value="1353.16469329079" calcext:value-type="float">
            <text:p>1,353.16</text:p>
          </table:table-cell>
          <table:table-cell table:style-name="ce13" table:formula="of:=[.L12]/([.$B$19]+[.$B$23])" office:value-type="float" office:value="451.563250963692" calcext:value-type="float">
            <text:p>451.56</text:p>
          </table:table-cell>
          <table:table-cell table:style-name="ce13" table:formula="of:=1000*[.K12]/[.M12]" office:value-type="float" office:value="0.850379208628019" calcext:value-type="float">
            <text:p>0.85</text:p>
          </table:table-cell>
          <table:table-cell table:style-name="ce13" table:formula="of:=1000*0.5*[.M12]*([.N12]/1000)^2" office:value-type="float" office:value="0.16327280805658" calcext:value-type="float">
            <text:p>0.16</text:p>
          </table:table-cell>
          <table:table-cell table:style-name="ce27" table:formula="of:=[.J12]*[.H12]" office:value-type="float" office:value="519.615242250125" calcext:value-type="float">
            <text:p>520</text:p>
          </table:table-cell>
          <table:table-cell table:style-name="ce13" table:formula="of:=0.5*[.$B$19]*[.K12]^2" office:value-type="float" office:value="0.1400832" calcext:value-type="float">
            <text:p>0.14</text:p>
          </table:table-cell>
          <table:table-cell table:formula="of:=[.$I12]/60*[.$B$31]/1000" office:value-type="float" office:value="13.1072" calcext:value-type="float">
            <text:p>13.107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number-columns-repeated="2"/>
          <table:table-cell table:style-name="ce7" office:value-type="string" calcext:value-type="string">
            <text:p>Note that torque and current ratings are with Extremely good forced air cooling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number-columns-repeated="2"/>
          <table:table-cell table:style-name="ce16" office:value-type="string" calcext:value-type="string">
            <text:p><text:a xlink:href="#Torque derating.A1" xlink:type="simple">See Torque derating curve</text:a>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11" office:value-type="string" calcext:value-type="string">
            <text:p>Value</text:p>
          </table:table-cell>
          <table:table-cell table:style-name="ce11"/>
          <table:table-cell>
            <draw:frame table:end-cell-address="Motors.K34" table:end-x="13.93mm" table:end-y="3.17mm" draw:z-index="0" draw:name="Chart 1" draw:style-name="gr1" draw:text-style-name="P1" svg:width="162.93mm" svg:height="101.35mm" svg:x="1.89mm" svg:y="1.85mm">
              <loext:p draw:notify-on-update-of-ranges="Motors.E3:Motors.E11 Motors.H3:Motors.H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8"/>
          <table:table-cell/>
          <table:table-cell table:style-name="ce23"/>
          <table:table-cell table:style-name="ce27"/>
          <table:table-cell table:style-name="ce13" table:number-columns-repeated="2"/>
          <table:table-cell table:style-name="ce13">
            <draw:frame table:end-cell-address="Motors.S34" table:end-x="18.36mm" table:end-y="1.85mm" draw:z-index="1" draw:name="Chart 2" draw:style-name="gr1" draw:text-style-name="P1" svg:width="174.62mm" svg:height="101.35mm" svg:x="5.56mm" svg:y="0.53mm">
              <loext:p draw:notify-on-update-of-ranges="Motors.E3:Motors.E14 Motors.P3:Motors.P1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3" table:number-columns-repeated="3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Bus voltage</text:p>
          </table:table-cell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V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Max modulation</text:p>
          </table:table-cell>
          <table:table-cell table:style-name="ce1" office:value-type="float" office:value="0.8" calcext:value-type="float">
            <text:p>0.8</text:p>
          </table:table-cell>
          <table:table-cell table:style-name="ce5"/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Load mass</text:p>
          </table:table-cell>
          <table:table-cell table:style-name="ce1" office:value-type="float" office:value="1.9" calcext:value-type="float">
            <text:p>1.9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office:annotation draw:style-name="gr3" draw:text-style-name="P3" svg:width="86.22mm" svg:height="9.91mm" svg:x="72.56mm" svg:y="113.58mm" draw:caption-point-x="-4.07mm" draw:caption-point-y="-7.92mm">
              <dc:date>2020-04-15T00:00:00</dc:date>
              <text:p text:style-name="P2"><text:span text:style-name="T1">N</text:span><text:span text:style-name="T1">o</text:span><text:span text:style-name="T1">t</text:span><text:span text:style-name="T1">e</text:span><text:span text:style-name="T1">:</text:span><text:span text:style-name="T1"> </text:span><text:span text:style-name="T1">W</text:span><text:span text:style-name="T1">e</text:span><text:span text:style-name="T1"> </text:span><text:span text:style-name="T1">s</text:span><text:span text:style-name="T1">h</text:span><text:span text:style-name="T1">o</text:span><text:span text:style-name="T1">u</text:span><text:span text:style-name="T1">l</text:span><text:span text:style-name="T1">d</text:span><text:span text:style-name="T1">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 </text:span><text:span text:style-name="T1">i</text:span><text:span text:style-name="T1">n</text:span><text:span text:style-name="T1">e</text:span><text:span text:style-name="T1">r</text:span><text:span text:style-name="T1">t</text:span><text:span text:style-name="T1">i</text:span><text:span text:style-name="T1">a</text:span><text:span text:style-name="T1"> </text:span><text:span text:style-name="T1">o</text:span><text:span text:style-name="T1">f</text:span><text:span text:style-name="T1"> </text:span><text:span text:style-name="T1">e</text:span><text:span text:style-name="T1">a</text:span><text:span text:style-name="T1">c</text:span><text:span text:style-name="T1">h</text:span><text:span text:style-name="T1"> </text:span><text:span text:style-name="T1">i</text:span><text:span text:style-name="T1">n</text:span><text:span text:style-name="T1">d</text:span><text:span text:style-name="T1">i</text:span><text:span text:style-name="T1">v</text:span><text:span text:style-name="T1">i</text:span><text:span text:style-name="T1">d</text:span><text:span text:style-name="T1">u</text:span><text:span text:style-name="T1">a</text:span><text:span text:style-name="T1">l</text:span><text:span text:style-name="T1"> </text:span><text:span text:style-name="T1">m</text:span><text:span text:style-name="T1">o</text:span><text:span text:style-name="T1">t</text:span><text:span text:style-name="T1">o</text:span><text:span text:style-name="T1">r</text:span><text:span text:style-name="T1">.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i</text:span><text:span text:style-name="T1">s</text:span><text:span text:style-name="T1"> </text:span><text:span text:style-name="T1">a</text:span><text:span text:style-name="T1">n</text:span><text:span text:style-name="T1"> </text:span><text:span text:style-name="T1">e</text:span><text:span text:style-name="T1">s</text:span><text:span text:style-name="T1">t</text:span><text:span text:style-name="T1">i</text:span><text:span text:style-name="T1">m</text:span><text:span text:style-name="T1">a</text:span><text:span text:style-name="T1">t</text:span><text:span text:style-name="T1">e</text:span><text:span text:style-name="T1"> </text:span><text:span text:style-name="T1">o</text:span><text:span text:style-name="T1">f</text:span><text:span text:style-name="T1"> </text:span><text:span text:style-name="T1">5</text:span><text:span text:style-name="T1">0</text:span><text:span text:style-name="T1">6</text:span><text:span text:style-name="T1">5</text:span><text:span text:style-name="T1"> </text:span><text:span text:style-name="T1">s</text:span><text:span text:style-name="T1">i</text:span><text:span text:style-name="T1">z</text:span><text:span text:style-name="T1">e</text:span><text:span text:style-name="T1"> </text:span><text:span text:style-name="T1">m</text:span><text:span text:style-name="T1">o</text:span><text:span text:style-name="T1">t</text:span><text:span text:style-name="T1">o</text:span><text:span text:style-name="T1">r</text:span><text:span text:style-name="T1">s</text:span><text:span text:style-name="T1">.</text:span></text:p>
            </office:annotation>
            <text:p>Rotor inertia</text:p>
          </table:table-cell>
          <table:table-cell table:style-name="ce12" office:value-type="float" office:value="0.0001" calcext:value-type="float">
            <text:p>1.00E-04</text:p>
          </table:table-cell>
          <table:table-cell table:style-name="ce5" office:value-type="string" calcext:value-type="string">
            <text:p>kg m^2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6" office:value-type="string" calcext:value-type="string">
            <text:p>Pulley circumference or screw pitch</text:p>
          </table:table-cell>
          <table:table-cell table:style-name="ce1" office:value-type="float" office:value="60" calcext:value-type="float">
            <text:p>60</text:p>
          </table:table-cell>
          <table:table-cell table:style-name="ce5" office:value-type="string" calcext:value-type="string">
            <text:p>mm/rev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Radius</text:p>
          </table:table-cell>
          <table:table-cell table:formula="of:=[.B21]/(2*PI()*1000)" office:value-type="float" office:value="0.00954929658551372" calcext:value-type="float">
            <text:p>0.0095492966</text:p>
          </table:table-cell>
          <table:table-cell table:style-name="ce5" office:value-type="string" calcext:value-type="string">
            <text:p>m/rad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Reflected inertia</text:p>
          </table:table-cell>
          <table:table-cell table:style-name="ce13" table:formula="of:=[.B20]/([.B22]^2)" office:value-type="float" office:value="1.096622711" calcext:value-type="float">
            <text:p>1.10</text:p>
          </table:table-cell>
          <table:table-cell table:style-name="ce5" office:value-type="string" calcext:value-type="string">
            <text:p>kg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Peak brake power</text:p>
          </table:table-cell>
          <table:table-cell table:style-name="ce14" office:value-type="float" office:value="1200" calcext:value-type="float">
            <text:p>1200</text:p>
          </table:table-cell>
          <table:table-cell table:style-name="ce5" office:value-type="string" calcext:value-type="string">
            <text:p>W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Brake resistor resistance</text:p>
          </table:table-cell>
          <table:table-cell table:style-name="ce13" table:formula="of:=[.$B$17]^2/[.$B$24]" office:value-type="float" office:value="0.75" calcext:value-type="float">
            <text:p>0.75</text:p>
          </table:table-cell>
          <table:table-cell table:style-name="ce5" office:value-type="string" calcext:value-type="string">
            <text:p>ohm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number-columns-repeated="5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7" office:value-type="string" calcext:value-type="string">
            <text:p>Conversion constants</text:p>
          </table:table-cell>
          <table:table-cell table:number-columns-repeated="4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2" office:value-type="string" calcext:value-type="string">
            <text:p>I by kv to Nm</text:p>
          </table:table-cell>
          <table:table-cell table:style-name="ce15" table:formula="of:=(3/2)/(SQRT(3)*(1/60)*2*PI())" office:value-type="float" office:value="8.269933431" calcext:value-type="float">
            <text:p>8.269933431</text:p>
          </table:table-cell>
          <table:table-cell table:style-name="ce5"/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number-columns-repeated="5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7" office:value-type="string" calcext:value-type="string">
            <text:p>Encoder</text:p>
          </table:table-cell>
          <table:table-cell table:number-columns-repeated="4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Encoder resolution</text:p>
          </table:table-cell>
          <table:table-cell table:style-name="ce1" office:value-type="float" office:value="2048" calcext:value-type="float">
            <text:p>2048</text:p>
          </table:table-cell>
          <table:table-cell table:style-name="ce5" office:value-type="string" calcext:value-type="string">
            <text:p>ppr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Linear resolution</text:p>
          </table:table-cell>
          <table:table-cell table:style-name="ce13" table:formula="of:=1000*[.B21]/([.B31]*4)" office:value-type="float" office:value="7.32421875" calcext:value-type="float">
            <text:p>7.32</text:p>
          </table:table-cell>
          <table:table-cell table:style-name="ce5" office:value-type="string" calcext:value-type="string">
            <text:p>um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5" office:value-type="string" calcext:value-type="string">
            <text:p>Max speed</text:p>
          </table:table-cell>
          <table:table-cell table:style-name="ce1" office:value-type="float" office:value="15000" calcext:value-type="float">
            <text:p>15000</text:p>
          </table:table-cell>
          <table:table-cell table:style-name="ce5" office:value-type="string" calcext:value-type="string">
            <text:p>RPM</text:p>
          </table:table-cell>
          <table:table-cell table:number-columns-repeated="2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number-columns-repeated="5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number-columns-repeated="3"/>
          <table:table-cell>
            <draw:frame table:end-cell-address="Motors.K53" table:end-x="13.67mm" table:end-y="2.38mm" draw:z-index="2" draw:name="Chart 3" draw:style-name="gr1" draw:text-style-name="P1" svg:width="162.93mm" svg:height="101.35mm" svg:x="1.63mm" svg:y="1.06mm">
              <loext:p draw:notify-on-update-of-ranges="Motors.F3:Motors.F11 Motors.H3:Motors.H1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>
          <table:table-cell table:style-name="ce7" office:value-type="string" calcext:value-type="string">
            <text:p>There are more tabs!</text:p>
          </table:table-cell>
          <table:table-cell table:number-columns-repeated="4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1" table:number-rows-repeated="972">
          <table:table-cell table:number-columns-repeated="5"/>
          <table:table-cell table:style-name="ce18"/>
          <table:table-cell/>
          <table:table-cell table:style-name="ce23"/>
          <table:table-cell table:style-name="ce27"/>
          <table:table-cell table:style-name="ce13" table:number-columns-repeated="6"/>
          <table:table-cell table:style-name="ce27"/>
          <table:table-cell table:style-name="ce13"/>
          <table:table-cell table:number-columns-repeated="1007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tors.H1:Motors.H2 Motors.H3:Motors.H1008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0" calcext:type="maximum" calcext:color="#e67c73"/>
            </calcext:color-scale>
          </calcext:conditional-format>
        </calcext:conditional-formats>
      </table:table>
      <table:table table:name="Torque derating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1"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Forced air</text:p>
          </table:table-cell>
          <table:table-cell table:style-name="ce5" office:value-type="string" calcext:value-type="string">
            <text:p>Good airflow</text:p>
          </table:table-cell>
          <table:table-cell table:style-name="ce5" office:value-type="string" calcext:value-type="string">
            <text:p>No airflow</text:p>
          </table:table-cell>
          <table:table-cell table:number-columns-repeated="1020"/>
        </table:table-row>
        <table:table-row table:style-name="ro1">
          <table:table-cell table:style-name="ce5" office:value-type="float" office:value="0.025" calcext:value-type="float">
            <text:p>0.025</text:p>
          </table:table-cell>
          <table:table-cell table:formula="of:=MIN((0.8-[.$A2])/0.1; 1)" office:value-type="float" office:value="1" calcext:value-type="float">
            <text:p>1</text:p>
          </table:table-cell>
          <table:table-cell table:formula="of:=MIN((0.8-[.$A2])/0.1; 0.5)" office:value-type="float" office:value="0.5" calcext:value-type="float">
            <text:p>0.5</text:p>
          </table:table-cell>
          <table:table-cell table:formula="of:=MIN((0.8-[.$A2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05" calcext:value-type="float">
            <text:p>0.05</text:p>
          </table:table-cell>
          <table:table-cell table:formula="of:=MIN((0.8-[.$A3])/0.1; 1)" office:value-type="float" office:value="1" calcext:value-type="float">
            <text:p>1</text:p>
          </table:table-cell>
          <table:table-cell table:formula="of:=MIN((0.8-[.$A3])/0.1; 0.5)" office:value-type="float" office:value="0.5" calcext:value-type="float">
            <text:p>0.5</text:p>
          </table:table-cell>
          <table:table-cell table:formula="of:=MIN((0.8-[.$A3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075" calcext:value-type="float">
            <text:p>0.075</text:p>
          </table:table-cell>
          <table:table-cell table:formula="of:=MIN((0.8-[.$A4])/0.1; 1)" office:value-type="float" office:value="1" calcext:value-type="float">
            <text:p>1</text:p>
          </table:table-cell>
          <table:table-cell table:formula="of:=MIN((0.8-[.$A4])/0.1; 0.5)" office:value-type="float" office:value="0.5" calcext:value-type="float">
            <text:p>0.5</text:p>
          </table:table-cell>
          <table:table-cell table:formula="of:=MIN((0.8-[.$A4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formula="of:=MIN((0.8-[.$A5])/0.1; 1)" office:value-type="float" office:value="1" calcext:value-type="float">
            <text:p>1</text:p>
          </table:table-cell>
          <table:table-cell table:formula="of:=MIN((0.8-[.$A5])/0.1; 0.5)" office:value-type="float" office:value="0.5" calcext:value-type="float">
            <text:p>0.5</text:p>
          </table:table-cell>
          <table:table-cell table:formula="of:=MIN((0.8-[.$A5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125" calcext:value-type="float">
            <text:p>0.125</text:p>
          </table:table-cell>
          <table:table-cell table:formula="of:=MIN((0.8-[.$A6])/0.1; 1)" office:value-type="float" office:value="1" calcext:value-type="float">
            <text:p>1</text:p>
          </table:table-cell>
          <table:table-cell table:formula="of:=MIN((0.8-[.$A6])/0.1; 0.5)" office:value-type="float" office:value="0.5" calcext:value-type="float">
            <text:p>0.5</text:p>
          </table:table-cell>
          <table:table-cell table:formula="of:=MIN((0.8-[.$A6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15" calcext:value-type="float">
            <text:p>0.15</text:p>
          </table:table-cell>
          <table:table-cell table:formula="of:=MIN((0.8-[.$A7])/0.1; 1)" office:value-type="float" office:value="1" calcext:value-type="float">
            <text:p>1</text:p>
          </table:table-cell>
          <table:table-cell table:formula="of:=MIN((0.8-[.$A7])/0.1; 0.5)" office:value-type="float" office:value="0.5" calcext:value-type="float">
            <text:p>0.5</text:p>
          </table:table-cell>
          <table:table-cell table:formula="of:=MIN((0.8-[.$A7])/0.1; 0.3)" office:value-type="float" office:value="0.3" calcext:value-type="float">
            <text:p>0.3</text:p>
          </table:table-cell>
          <table:table-cell table:number-columns-repeated="2"/>
          <table:table-cell>
            <draw:frame table:end-cell-address="'Torque derating'.N29" table:end-x="17.19mm" table:end-y="1.06mm" draw:z-index="0" draw:name="Chart 4" draw:style-name="gr1" draw:text-style-name="P1" svg:width="194.48mm" svg:height="120.09mm" svg:x="20.63mm" svg:y="3.21mm">
              <loext:p draw:notify-on-update-of-ranges="'Torque derating'.A2:'Torque derating'.A41 'Torque derating'.B1:'Torque derating'.B1 'Torque derating'.B2:'Torque derating'.B41 'Torque derating'.C1:'Torque derating'.C1 'Torque derating'.C2:'Torque derating'.C41 'Torque derating'.D1:'Torque derating'.D1 'Torque derating'.D2:'Torque derating'.D41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5" office:value-type="float" office:value="0.175" calcext:value-type="float">
            <text:p>0.175</text:p>
          </table:table-cell>
          <table:table-cell table:formula="of:=MIN((0.8-[.$A8])/0.1; 1)" office:value-type="float" office:value="1" calcext:value-type="float">
            <text:p>1</text:p>
          </table:table-cell>
          <table:table-cell table:formula="of:=MIN((0.8-[.$A8])/0.1; 0.5)" office:value-type="float" office:value="0.5" calcext:value-type="float">
            <text:p>0.5</text:p>
          </table:table-cell>
          <table:table-cell table:formula="of:=MIN((0.8-[.$A8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2" calcext:value-type="float">
            <text:p>0.2</text:p>
          </table:table-cell>
          <table:table-cell table:formula="of:=MIN((0.8-[.$A9])/0.1; 1)" office:value-type="float" office:value="1" calcext:value-type="float">
            <text:p>1</text:p>
          </table:table-cell>
          <table:table-cell table:formula="of:=MIN((0.8-[.$A9])/0.1; 0.5)" office:value-type="float" office:value="0.5" calcext:value-type="float">
            <text:p>0.5</text:p>
          </table:table-cell>
          <table:table-cell table:formula="of:=MIN((0.8-[.$A9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225" calcext:value-type="float">
            <text:p>0.225</text:p>
          </table:table-cell>
          <table:table-cell table:formula="of:=MIN((0.8-[.$A10])/0.1; 1)" office:value-type="float" office:value="1" calcext:value-type="float">
            <text:p>1</text:p>
          </table:table-cell>
          <table:table-cell table:formula="of:=MIN((0.8-[.$A10])/0.1; 0.5)" office:value-type="float" office:value="0.5" calcext:value-type="float">
            <text:p>0.5</text:p>
          </table:table-cell>
          <table:table-cell table:formula="of:=MIN((0.8-[.$A10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25" calcext:value-type="float">
            <text:p>0.25</text:p>
          </table:table-cell>
          <table:table-cell table:formula="of:=MIN((0.8-[.$A11])/0.1; 1)" office:value-type="float" office:value="1" calcext:value-type="float">
            <text:p>1</text:p>
          </table:table-cell>
          <table:table-cell table:formula="of:=MIN((0.8-[.$A11])/0.1; 0.5)" office:value-type="float" office:value="0.5" calcext:value-type="float">
            <text:p>0.5</text:p>
          </table:table-cell>
          <table:table-cell table:formula="of:=MIN((0.8-[.$A11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275" calcext:value-type="float">
            <text:p>0.275</text:p>
          </table:table-cell>
          <table:table-cell table:formula="of:=MIN((0.8-[.$A12])/0.1; 1)" office:value-type="float" office:value="1" calcext:value-type="float">
            <text:p>1</text:p>
          </table:table-cell>
          <table:table-cell table:formula="of:=MIN((0.8-[.$A12])/0.1; 0.5)" office:value-type="float" office:value="0.5" calcext:value-type="float">
            <text:p>0.5</text:p>
          </table:table-cell>
          <table:table-cell table:formula="of:=MIN((0.8-[.$A12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3" calcext:value-type="float">
            <text:p>0.3</text:p>
          </table:table-cell>
          <table:table-cell table:formula="of:=MIN((0.8-[.$A13])/0.1; 1)" office:value-type="float" office:value="1" calcext:value-type="float">
            <text:p>1</text:p>
          </table:table-cell>
          <table:table-cell table:formula="of:=MIN((0.8-[.$A13])/0.1; 0.5)" office:value-type="float" office:value="0.5" calcext:value-type="float">
            <text:p>0.5</text:p>
          </table:table-cell>
          <table:table-cell table:formula="of:=MIN((0.8-[.$A13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325" calcext:value-type="float">
            <text:p>0.325</text:p>
          </table:table-cell>
          <table:table-cell table:formula="of:=MIN((0.8-[.$A14])/0.1; 1)" office:value-type="float" office:value="1" calcext:value-type="float">
            <text:p>1</text:p>
          </table:table-cell>
          <table:table-cell table:formula="of:=MIN((0.8-[.$A14])/0.1; 0.5)" office:value-type="float" office:value="0.5" calcext:value-type="float">
            <text:p>0.5</text:p>
          </table:table-cell>
          <table:table-cell table:formula="of:=MIN((0.8-[.$A14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35" calcext:value-type="float">
            <text:p>0.35</text:p>
          </table:table-cell>
          <table:table-cell table:formula="of:=MIN((0.8-[.$A15])/0.1; 1)" office:value-type="float" office:value="1" calcext:value-type="float">
            <text:p>1</text:p>
          </table:table-cell>
          <table:table-cell table:formula="of:=MIN((0.8-[.$A15])/0.1; 0.5)" office:value-type="float" office:value="0.5" calcext:value-type="float">
            <text:p>0.5</text:p>
          </table:table-cell>
          <table:table-cell table:formula="of:=MIN((0.8-[.$A15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375" calcext:value-type="float">
            <text:p>0.375</text:p>
          </table:table-cell>
          <table:table-cell table:formula="of:=MIN((0.8-[.$A16])/0.1; 1)" office:value-type="float" office:value="1" calcext:value-type="float">
            <text:p>1</text:p>
          </table:table-cell>
          <table:table-cell table:formula="of:=MIN((0.8-[.$A16])/0.1; 0.5)" office:value-type="float" office:value="0.5" calcext:value-type="float">
            <text:p>0.5</text:p>
          </table:table-cell>
          <table:table-cell table:formula="of:=MIN((0.8-[.$A16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4" calcext:value-type="float">
            <text:p>0.4</text:p>
          </table:table-cell>
          <table:table-cell table:formula="of:=MIN((0.8-[.$A17])/0.1; 1)" office:value-type="float" office:value="1" calcext:value-type="float">
            <text:p>1</text:p>
          </table:table-cell>
          <table:table-cell table:formula="of:=MIN((0.8-[.$A17])/0.1; 0.5)" office:value-type="float" office:value="0.5" calcext:value-type="float">
            <text:p>0.5</text:p>
          </table:table-cell>
          <table:table-cell table:formula="of:=MIN((0.8-[.$A17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425" calcext:value-type="float">
            <text:p>0.425</text:p>
          </table:table-cell>
          <table:table-cell table:formula="of:=MIN((0.8-[.$A18])/0.1; 1)" office:value-type="float" office:value="1" calcext:value-type="float">
            <text:p>1</text:p>
          </table:table-cell>
          <table:table-cell table:formula="of:=MIN((0.8-[.$A18])/0.1; 0.5)" office:value-type="float" office:value="0.5" calcext:value-type="float">
            <text:p>0.5</text:p>
          </table:table-cell>
          <table:table-cell table:formula="of:=MIN((0.8-[.$A18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45" calcext:value-type="float">
            <text:p>0.45</text:p>
          </table:table-cell>
          <table:table-cell table:formula="of:=MIN((0.8-[.$A19])/0.1; 1)" office:value-type="float" office:value="1" calcext:value-type="float">
            <text:p>1</text:p>
          </table:table-cell>
          <table:table-cell table:formula="of:=MIN((0.8-[.$A19])/0.1; 0.5)" office:value-type="float" office:value="0.5" calcext:value-type="float">
            <text:p>0.5</text:p>
          </table:table-cell>
          <table:table-cell table:formula="of:=MIN((0.8-[.$A19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475" calcext:value-type="float">
            <text:p>0.475</text:p>
          </table:table-cell>
          <table:table-cell table:formula="of:=MIN((0.8-[.$A20])/0.1; 1)" office:value-type="float" office:value="1" calcext:value-type="float">
            <text:p>1</text:p>
          </table:table-cell>
          <table:table-cell table:formula="of:=MIN((0.8-[.$A20])/0.1; 0.5)" office:value-type="float" office:value="0.5" calcext:value-type="float">
            <text:p>0.5</text:p>
          </table:table-cell>
          <table:table-cell table:formula="of:=MIN((0.8-[.$A20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formula="of:=MIN((0.8-[.$A21])/0.1; 1)" office:value-type="float" office:value="1" calcext:value-type="float">
            <text:p>1</text:p>
          </table:table-cell>
          <table:table-cell table:formula="of:=MIN((0.8-[.$A21])/0.1; 0.5)" office:value-type="float" office:value="0.5" calcext:value-type="float">
            <text:p>0.5</text:p>
          </table:table-cell>
          <table:table-cell table:formula="of:=MIN((0.8-[.$A21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525" calcext:value-type="float">
            <text:p>0.525</text:p>
          </table:table-cell>
          <table:table-cell table:formula="of:=MIN((0.8-[.$A22])/0.1; 1)" office:value-type="float" office:value="1" calcext:value-type="float">
            <text:p>1</text:p>
          </table:table-cell>
          <table:table-cell table:formula="of:=MIN((0.8-[.$A22])/0.1; 0.5)" office:value-type="float" office:value="0.5" calcext:value-type="float">
            <text:p>0.5</text:p>
          </table:table-cell>
          <table:table-cell table:formula="of:=MIN((0.8-[.$A22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55" calcext:value-type="float">
            <text:p>0.55</text:p>
          </table:table-cell>
          <table:table-cell table:formula="of:=MIN((0.8-[.$A23])/0.1; 1)" office:value-type="float" office:value="1" calcext:value-type="float">
            <text:p>1</text:p>
          </table:table-cell>
          <table:table-cell table:formula="of:=MIN((0.8-[.$A23])/0.1; 0.5)" office:value-type="float" office:value="0.5" calcext:value-type="float">
            <text:p>0.5</text:p>
          </table:table-cell>
          <table:table-cell table:formula="of:=MIN((0.8-[.$A23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575" calcext:value-type="float">
            <text:p>0.575</text:p>
          </table:table-cell>
          <table:table-cell table:formula="of:=MIN((0.8-[.$A24])/0.1; 1)" office:value-type="float" office:value="1" calcext:value-type="float">
            <text:p>1</text:p>
          </table:table-cell>
          <table:table-cell table:formula="of:=MIN((0.8-[.$A24])/0.1; 0.5)" office:value-type="float" office:value="0.5" calcext:value-type="float">
            <text:p>0.5</text:p>
          </table:table-cell>
          <table:table-cell table:formula="of:=MIN((0.8-[.$A24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6" calcext:value-type="float">
            <text:p>0.6</text:p>
          </table:table-cell>
          <table:table-cell table:formula="of:=MIN((0.8-[.$A25])/0.1; 1)" office:value-type="float" office:value="1" calcext:value-type="float">
            <text:p>1</text:p>
          </table:table-cell>
          <table:table-cell table:formula="of:=MIN((0.8-[.$A25])/0.1; 0.5)" office:value-type="float" office:value="0.5" calcext:value-type="float">
            <text:p>0.5</text:p>
          </table:table-cell>
          <table:table-cell table:formula="of:=MIN((0.8-[.$A25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625" calcext:value-type="float">
            <text:p>0.625</text:p>
          </table:table-cell>
          <table:table-cell table:formula="of:=MIN((0.8-[.$A26])/0.1; 1)" office:value-type="float" office:value="1" calcext:value-type="float">
            <text:p>1</text:p>
          </table:table-cell>
          <table:table-cell table:formula="of:=MIN((0.8-[.$A26])/0.1; 0.5)" office:value-type="float" office:value="0.5" calcext:value-type="float">
            <text:p>0.5</text:p>
          </table:table-cell>
          <table:table-cell table:formula="of:=MIN((0.8-[.$A26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65" calcext:value-type="float">
            <text:p>0.65</text:p>
          </table:table-cell>
          <table:table-cell table:formula="of:=MIN((0.8-[.$A27])/0.1; 1)" office:value-type="float" office:value="1" calcext:value-type="float">
            <text:p>1</text:p>
          </table:table-cell>
          <table:table-cell table:formula="of:=MIN((0.8-[.$A27])/0.1; 0.5)" office:value-type="float" office:value="0.5" calcext:value-type="float">
            <text:p>0.5</text:p>
          </table:table-cell>
          <table:table-cell table:formula="of:=MIN((0.8-[.$A27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675" calcext:value-type="float">
            <text:p>0.675</text:p>
          </table:table-cell>
          <table:table-cell table:formula="of:=MIN((0.8-[.$A28])/0.1; 1)" office:value-type="float" office:value="1" calcext:value-type="float">
            <text:p>1</text:p>
          </table:table-cell>
          <table:table-cell table:formula="of:=MIN((0.8-[.$A28])/0.1; 0.5)" office:value-type="float" office:value="0.5" calcext:value-type="float">
            <text:p>0.5</text:p>
          </table:table-cell>
          <table:table-cell table:formula="of:=MIN((0.8-[.$A28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7" calcext:value-type="float">
            <text:p>0.7</text:p>
          </table:table-cell>
          <table:table-cell table:formula="of:=MIN((0.8-[.$A29])/0.1; 1)" office:value-type="float" office:value="1" calcext:value-type="float">
            <text:p>1</text:p>
          </table:table-cell>
          <table:table-cell table:formula="of:=MIN((0.8-[.$A29])/0.1; 0.5)" office:value-type="float" office:value="0.5" calcext:value-type="float">
            <text:p>0.5</text:p>
          </table:table-cell>
          <table:table-cell table:formula="of:=MIN((0.8-[.$A29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725" calcext:value-type="float">
            <text:p>0.725</text:p>
          </table:table-cell>
          <table:table-cell table:formula="of:=MIN((0.8-[.$A30])/0.1; 1)" office:value-type="float" office:value="0.750000000000001" calcext:value-type="float">
            <text:p>0.75</text:p>
          </table:table-cell>
          <table:table-cell table:formula="of:=MIN((0.8-[.$A30])/0.1; 0.5)" office:value-type="float" office:value="0.5" calcext:value-type="float">
            <text:p>0.5</text:p>
          </table:table-cell>
          <table:table-cell table:formula="of:=MIN((0.8-[.$A30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75" calcext:value-type="float">
            <text:p>0.75</text:p>
          </table:table-cell>
          <table:table-cell table:formula="of:=MIN((0.8-[.$A31])/0.1; 1)" office:value-type="float" office:value="0.5" calcext:value-type="float">
            <text:p>0.5</text:p>
          </table:table-cell>
          <table:table-cell table:formula="of:=MIN((0.8-[.$A31])/0.1; 0.5)" office:value-type="float" office:value="0.5" calcext:value-type="float">
            <text:p>0.5</text:p>
          </table:table-cell>
          <table:table-cell table:formula="of:=MIN((0.8-[.$A31])/0.1; 0.3)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5" office:value-type="float" office:value="0.775" calcext:value-type="float">
            <text:p>0.775</text:p>
          </table:table-cell>
          <table:table-cell table:formula="of:=MIN((0.8-[.$A32])/0.1; 1)" office:value-type="float" office:value="0.25" calcext:value-type="float">
            <text:p>0.25</text:p>
          </table:table-cell>
          <table:table-cell table:formula="of:=MIN((0.8-[.$A32])/0.1; 0.5)" office:value-type="float" office:value="0.25" calcext:value-type="float">
            <text:p>0.25</text:p>
          </table:table-cell>
          <table:table-cell table:formula="of:=MIN((0.8-[.$A32])/0.1; 0.3)" office:value-type="float" office:value="0.25" calcext:value-type="float">
            <text:p>0.25</text:p>
          </table:table-cell>
          <table:table-cell table:number-columns-repeated="1020"/>
        </table:table-row>
        <table:table-row table:style-name="ro1">
          <table:table-cell table:style-name="ce5" office:value-type="float" office:value="0.8" calcext:value-type="float">
            <text:p>0.8</text:p>
          </table:table-cell>
          <table:table-cell table:formula="of:=MIN((0.8-[.$A33])/0.1; 1)" office:value-type="float" office:value="0" calcext:value-type="float">
            <text:p>0</text:p>
          </table:table-cell>
          <table:table-cell table:formula="of:=MIN((0.8-[.$A33])/0.1; 0.5)" office:value-type="float" office:value="0" calcext:value-type="float">
            <text:p>0</text:p>
          </table:table-cell>
          <table:table-cell table:formula="of:=MIN((0.8-[.$A33])/0.1; 0.3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0.825" calcext:value-type="float">
            <text:p>0.825</text:p>
          </table:table-cell>
          <table:table-cell table:number-columns-repeated="1023"/>
        </table:table-row>
        <table:table-row table:style-name="ro1">
          <table:table-cell table:style-name="ce5" office:value-type="float" office:value="0.85" calcext:value-type="float">
            <text:p>0.85</text:p>
          </table:table-cell>
          <table:table-cell table:number-columns-repeated="1023"/>
        </table:table-row>
        <table:table-row table:style-name="ro1">
          <table:table-cell table:style-name="ce5" office:value-type="float" office:value="0.875" calcext:value-type="float">
            <text:p>0.875</text:p>
          </table:table-cell>
          <table:table-cell table:number-columns-repeated="1023"/>
        </table:table-row>
        <table:table-row table:style-name="ro1">
          <table:table-cell table:style-name="ce5" office:value-type="float" office:value="0.9" calcext:value-type="float">
            <text:p>0.9</text:p>
          </table:table-cell>
          <table:table-cell table:number-columns-repeated="1023"/>
        </table:table-row>
        <table:table-row table:style-name="ro1">
          <table:table-cell table:style-name="ce5" office:value-type="float" office:value="0.925" calcext:value-type="float">
            <text:p>0.925</text:p>
          </table:table-cell>
          <table:table-cell table:number-columns-repeated="1023"/>
        </table:table-row>
        <table:table-row table:style-name="ro1">
          <table:table-cell table:style-name="ce5" office:value-type="float" office:value="0.95" calcext:value-type="float">
            <text:p>0.95</text:p>
          </table:table-cell>
          <table:table-cell table:number-columns-repeated="1023"/>
        </table:table-row>
        <table:table-row table:style-name="ro1">
          <table:table-cell table:style-name="ce5" office:value-type="float" office:value="0.975" calcext:value-type="float">
            <text:p>0.975</text:p>
          </table:table-cell>
          <table:table-cell table:number-columns-repeated="102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I" table:style-name="ta3">
        <office:forms form:automatic-focus="false" form:apply-design-mode="false"/>
        <table:table-column table:style-name="co6" table:default-cell-style-name="Default"/>
        <table:table-column table:style-name="co7" table:number-columns-repeated="14" table:default-cell-style-name="Default"/>
        <table:table-column table:style-name="co5" table:number-columns-repeated="1009" table:default-cell-style-name="Default"/>
        <table:table-row table:style-name="ro1">
          <table:table-cell table:style-name="ce34"/>
          <table:table-cell table:style-name="ce34" office:value-type="string" calcext:value-type="string">
            <text:p>Rotor mass</text:p>
          </table:table-cell>
          <table:table-cell table:style-name="ce34" office:value-type="string" calcext:value-type="string">
            <text:p>Rotor diameter</text:p>
          </table:table-cell>
          <table:table-cell table:style-name="ce34" office:value-type="string" calcext:value-type="string">
            <text:p>Shaft length</text:p>
          </table:table-cell>
          <table:table-cell table:style-name="ce34" office:value-type="string" calcext:value-type="string">
            <text:p>Shaft diameter</text:p>
          </table:table-cell>
          <table:table-cell table:style-name="ce34" office:value-type="string" calcext:value-type="string">
            <text:p>Shaft density</text:p>
          </table:table-cell>
          <table:table-cell table:style-name="ce34" office:value-type="string" calcext:value-type="string">
            <text:p>Shaft mass</text:p>
          </table:table-cell>
          <table:table-cell table:style-name="ce35" office:value-type="string" calcext:value-type="string">
            <text:p>Shaft MoI</text:p>
          </table:table-cell>
          <table:table-cell table:style-name="ce34" office:value-type="string" calcext:value-type="string">
            <text:p>End Face thickness</text:p>
          </table:table-cell>
          <table:table-cell table:style-name="ce34" office:value-type="string" calcext:value-type="string">
            <text:p>End face density</text:p>
          </table:table-cell>
          <table:table-cell table:style-name="ce34" office:value-type="string" calcext:value-type="string">
            <text:p>End face mass</text:p>
          </table:table-cell>
          <table:table-cell table:style-name="ce35" office:value-type="string" calcext:value-type="string">
            <text:p>End Face MoI</text:p>
          </table:table-cell>
          <table:table-cell table:style-name="ce34" office:value-type="string" calcext:value-type="string">
            <text:p>Rotor casing mass</text:p>
          </table:table-cell>
          <table:table-cell table:style-name="ce35" office:value-type="string" calcext:value-type="string">
            <text:p>Rotor casing MoI</text:p>
          </table:table-cell>
          <table:table-cell table:style-name="ce38" office:value-type="string" calcext:value-type="string">
            <text:p>Total MoI</text:p>
          </table:table-cell>
          <table:table-cell table:style-name="ce34" table:number-columns-repeated="14"/>
          <table:table-cell table:number-columns-repeated="995"/>
        </table:table-row>
        <table:table-row table:style-name="ro1">
          <table:table-cell/>
          <table:table-cell table:style-name="ce5" office:value-type="string" calcext:value-type="string">
            <text:p>g</text:p>
          </table:table-cell>
          <table:table-cell table:number-columns-repeated="3" table:style-name="ce5" office:value-type="string" calcext:value-type="string">
            <text:p>mm</text:p>
          </table:table-cell>
          <table:table-cell table:style-name="ce5" office:value-type="string" calcext:value-type="string">
            <text:p>kg/m^3</text:p>
          </table:table-cell>
          <table:table-cell table:style-name="ce5" office:value-type="string" calcext:value-type="string">
            <text:p>g</text:p>
          </table:table-cell>
          <table:table-cell table:style-name="ce36" office:value-type="string" calcext:value-type="string">
            <text:p>kg*m^2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kg/m^3</text:p>
          </table:table-cell>
          <table:table-cell table:style-name="ce5" office:value-type="string" calcext:value-type="string">
            <text:p>g</text:p>
          </table:table-cell>
          <table:table-cell table:style-name="ce36" office:value-type="string" calcext:value-type="string">
            <text:p>kg*m^2</text:p>
          </table:table-cell>
          <table:table-cell table:style-name="ce5" office:value-type="string" calcext:value-type="string">
            <text:p>g</text:p>
          </table:table-cell>
          <table:table-cell table:style-name="ce36" office:value-type="string" calcext:value-type="string">
            <text:p>kg*m^2</text:p>
          </table:table-cell>
          <table:table-cell table:style-name="ce39" office:value-type="string" calcext:value-type="string">
            <text:p>kg*m^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 table:style-name="ce33"/>
          <table:table-cell table:number-columns-repeated="1009"/>
        </table:table-row>
        <table:table-row table:style-name="ro1">
          <table:table-cell table:style-name="ce5" office:value-type="string" calcext:value-type="string">
            <text:p>Red 506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850" calcext:value-type="float">
            <text:p>7850</text:p>
          </table:table-cell>
          <table:table-cell table:formula="of:=PI()*([.E4]/2)^2*[.D4]*[.F4]*0.000001" office:value-type="float" office:value="32.7504750951429" calcext:value-type="float">
            <text:p>32.7504750951</text:p>
          </table:table-cell>
          <table:table-cell table:style-name="ce37" table:formula="of:=[.G4]/1000*([.E4]/2000)^2" office:value-type="float" office:value="0.0000005240076015" calcext:value-type="float">
            <text:p>5.24E-07</text:p>
          </table:table-cell>
          <table:table-cell table:style-name="ce5" office:value-type="float" office:value="7.5" calcext:value-type="float">
            <text:p>7.5</text:p>
          </table:table-cell>
          <table:table-cell table:formula="of:=2700/2" office:value-type="float" office:value="1350" calcext:value-type="float">
            <text:p>1350</text:p>
          </table:table-cell>
          <table:table-cell table:formula="of:=PI()*([.C4]/2)^2*[.I4]*[.J4]*0.000001" office:value-type="float" office:value="19.8803910109979" calcext:value-type="float">
            <text:p>19.880391011</text:p>
          </table:table-cell>
          <table:table-cell table:style-name="ce37" table:formula="of:=[.K4]/1000*([.C4]/2000)^2*0.5" office:value-type="float" office:value="0.000006212622191" calcext:value-type="float">
            <text:p>6.21E-06</text:p>
          </table:table-cell>
          <table:table-cell table:formula="of:=[.B4]-[.G4]-[.K4]" office:value-type="float" office:value="137.369133893859" calcext:value-type="float">
            <text:p>137.3691338939</text:p>
          </table:table-cell>
          <table:table-cell table:style-name="ce37" table:formula="of:=[.M4]/1000*([.C4]/2000)^2" office:value-type="float" office:value="0.00008585570868" calcext:value-type="float">
            <text:p>8.59E-05</text:p>
          </table:table-cell>
          <table:table-cell table:style-name="ce40" table:formula="of:=[.N4]+[.L4]+[.H4]" office:value-type="float" office:value="0.00009259233848" calcext:value-type="float">
            <text:p>9.26E-05</text:p>
          </table:table-cell>
          <table:table-cell table:number-columns-repeated="1009"/>
        </table:table-row>
        <table:table-row table:style-name="ro1" table:number-rows-repeated="5">
          <table:table-cell table:number-columns-repeated="7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 table:style-name="ce33"/>
          <table:table-cell table:number-columns-repeated="1009"/>
        </table:table-row>
        <table:table-row table:style-name="ro3" table:number-rows-repeated="4">
          <table:table-cell table:number-columns-repeated="7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 table:style-name="ce3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 table:number-rows-repeated="9">
          <table:table-cell table:number-columns-repeated="7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 table:style-name="ce33"/>
          <table:table-cell table:number-columns-repeated="1009"/>
        </table:table-row>
        <table:table-row table:style-name="ro1" table:number-rows-repeated="977">
          <table:table-cell table:number-columns-repeated="7"/>
          <table:table-cell table:style-name="ce37"/>
          <table:table-cell table:number-columns-repeated="3"/>
          <table:table-cell table:style-name="ce37"/>
          <table:table-cell/>
          <table:table-cell table:style-name="ce37"/>
          <table:table-cell table:style-name="ce33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jectories" table:style-name="ta4">
        <office:forms form:automatic-focus="false" form:apply-design-mode="false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number-columns-repeated="2" table:default-cell-style-name="Default"/>
        <table:table-column table:style-name="co9" table:number-columns-repeated="9" table:default-cell-style-name="Default"/>
        <table:table-column table:style-name="co5" table:number-columns-repeated="1006" table:default-cell-style-name="Default"/>
        <table:table-row table:style-name="ro1">
          <table:table-cell table:style-name="ce8"/>
          <table:table-cell table:style-name="ce8" table:formula="of:=[$Motors.E1]" office:value-type="string" office:string-value="price" calcext:value-type="string">
            <text:p>price</text:p>
          </table:table-cell>
          <table:table-cell table:style-name="ce8" office:value-type="string" calcext:value-type="string">
            <text:p>Base speed</text:p>
          </table:table-cell>
          <table:table-cell table:style-name="ce31" table:formula="of:=[$Motors.L1]" office:value-type="string" office:string-value="Force" calcext:value-type="string">
            <text:p>Force</text:p>
          </table:table-cell>
          <table:table-cell table:style-name="ce31" table:formula="of:=[$Motors.M1]" office:value-type="string" office:string-value="Acceleration" calcext:value-type="string">
            <text:p>Acceleration</text:p>
          </table:table-cell>
          <table:table-cell table:style-name="ce31" table:formula="of:=[$Motors.N1]" office:value-type="string" office:string-value="Time to base speed" calcext:value-type="string">
            <text:p>Time to base speed</text:p>
          </table:table-cell>
          <table:table-cell table:style-name="ce31" table:formula="of:=[$Motors.O1]" office:value-type="string" office:string-value="distance to base speed" calcext:value-type="string">
            <text:p>distance to base speed</text:p>
          </table:table-cell>
          <table:table-cell table:style-name="ce8" table:number-columns-repeated="2"/>
          <table:table-cell table:style-name="ce41" office:value-type="string" calcext:value-type="string" table:number-columns-spanned="8" table:number-rows-spanned="1">
            <text:p>Travel time as a function of tavel distance, trapezoidal motion profile</text:p>
          </table:table-cell>
          <table:covered-table-cell table:number-columns-repeated="7"/>
          <table:table-cell table:style-name="ce42" office:value-type="string" calcext:value-type="string">
            <text:p>ms</text:p>
          </table:table-cell>
          <table:table-cell table:style-name="ce8" table:number-columns-repeated="10"/>
          <table:table-cell table:number-columns-repeated="996"/>
        </table:table-row>
        <table:table-row table:style-name="ro1">
          <table:table-cell table:style-name="ce9" office:value-type="string" calcext:value-type="string">
            <text:p>Motor</text:p>
          </table:table-cell>
          <table:table-cell table:style-name="ce9" table:formula="of:=[$Motors.E2]" office:value-type="string" office:string-value="USD" calcext:value-type="string">
            <text:p>USD</text:p>
          </table:table-cell>
          <table:table-cell table:style-name="ce29" table:formula="of:=[$Motors.K2]" office:value-type="string" office:string-value="m/s" calcext:value-type="string">
            <text:p>m/s</text:p>
          </table:table-cell>
          <table:table-cell table:style-name="ce29" table:formula="of:=[$Motors.L2]" office:value-type="string" office:string-value="N" calcext:value-type="string">
            <text:p>N</text:p>
          </table:table-cell>
          <table:table-cell table:style-name="ce31" table:formula="of:=[$Motors.M2]" office:value-type="string" office:string-value="m/s^2 " calcext:value-type="string">
            <text:p>m/s^2 </text:p>
          </table:table-cell>
          <table:table-cell table:style-name="ce29" table:formula="of:=[$Motors.N2]" office:value-type="string" office:string-value="ms" calcext:value-type="string">
            <text:p>ms</text:p>
          </table:table-cell>
          <table:table-cell table:style-name="ce29" table:formula="of:=[$Motors.O2]" office:value-type="string" office:string-value="mm" calcext:value-type="string">
            <text:p>mm</text:p>
          </table:table-cell>
          <table:table-cell table:style-name="ce9" table:number-columns-repeated="2"/>
          <table:table-cell table:style-name="ce9" table:formula="of:=ROUND([.$B$15]*([.$B$15]/[.$B$16])^(0/(8-1)-1);0)" office:value-type="float" office:value="50" calcext:value-type="float">
            <text:p>50</text:p>
          </table:table-cell>
          <table:table-cell table:style-name="ce9" table:formula="of:=ROUND([.$B$15]*([.$B$15]/[.$B$16])^(1/(8-1)-1);0)" office:value-type="float" office:value="77" calcext:value-type="float">
            <text:p>77</text:p>
          </table:table-cell>
          <table:table-cell table:style-name="ce9" table:formula="of:=ROUND([.$B$15]*([.$B$15]/[.$B$16])^(2/(8-1)-1);0)" office:value-type="float" office:value="118" calcext:value-type="float">
            <text:p>118</text:p>
          </table:table-cell>
          <table:table-cell table:style-name="ce9" table:formula="of:=ROUND([.$B$15]*([.$B$15]/[.$B$16])^(3/(8-1)-1);0)" office:value-type="float" office:value="181" calcext:value-type="float">
            <text:p>181</text:p>
          </table:table-cell>
          <table:table-cell table:style-name="ce9" table:formula="of:=ROUND([.$B$15]*([.$B$15]/[.$B$16])^(4/(8-1)-1);0)" office:value-type="float" office:value="277" calcext:value-type="float">
            <text:p>277</text:p>
          </table:table-cell>
          <table:table-cell table:style-name="ce9" table:formula="of:=ROUND([.$B$15]*([.$B$15]/[.$B$16])^(5/(8-1)-1);0)" office:value-type="float" office:value="425" calcext:value-type="float">
            <text:p>425</text:p>
          </table:table-cell>
          <table:table-cell table:style-name="ce9" table:formula="of:=ROUND([.$B$15]*([.$B$15]/[.$B$16])^(6/(8-1)-1);0)" office:value-type="float" office:value="652" calcext:value-type="float">
            <text:p>652</text:p>
          </table:table-cell>
          <table:table-cell table:style-name="ce9" table:formula="of:=ROUND([.$B$15]*([.$B$15]/[.$B$16])^(7/(8-1)-1);0)" office:value-type="float" office:value="1000" calcext:value-type="float">
            <text:p>1000</text:p>
          </table:table-cell>
          <table:table-cell table:style-name="ce43" office:value-type="string" calcext:value-type="string">
            <text:p>mm</text:p>
          </table:table-cell>
          <table:table-cell table:style-name="ce9" table:number-columns-repeated="10"/>
          <table:table-cell table:number-columns-repeated="996"/>
        </table:table-row>
        <table:table-row table:style-name="ro1">
          <table:table-cell table:formula="of:=[$Motors.A4]" office:value-type="string" office:string-value="Turnigy Aerodrive SK3 - 4250-350kv" calcext:value-type="string">
            <text:p>Turnigy Aerodrive SK3 - 4250-350kv</text:p>
          </table:table-cell>
          <table:table-cell table:style-name="ce5" table:formula="of:=[$Motors.E4]" office:value-type="float" office:value="36" calcext:value-type="float">
            <text:p>36</text:p>
          </table:table-cell>
          <table:table-cell table:style-name="ce13" table:formula="of:=[$Motors.K4]" office:value-type="float" office:value="7" calcext:value-type="float">
            <text:p>7.00</text:p>
          </table:table-cell>
          <table:table-cell table:style-name="ce13" table:formula="of:=[$Motors.L4]" office:value-type="float" office:value="123.7179148" calcext:value-type="float">
            <text:p>123.72</text:p>
          </table:table-cell>
          <table:table-cell table:style-name="ce13" table:formula="of:=[$Motors.M4]" office:value-type="float" office:value="41.28578295" calcext:value-type="float">
            <text:p>41.29</text:p>
          </table:table-cell>
          <table:table-cell table:style-name="ce13" table:formula="of:=[$Motors.N4]" office:value-type="float" office:value="169.549891043184" calcext:value-type="float">
            <text:p>169.55</text:p>
          </table:table-cell>
          <table:table-cell table:style-name="ce13" table:formula="of:=[$Motors.O4]" office:value-type="float" office:value="593.424618651144" calcext:value-type="float">
            <text:p>593.42</text:p>
          </table:table-cell>
          <table:table-cell table:style-name="ce18"/>
          <table:table-cell table:style-name="ce18" table:formula="of:=[.A3]" office:value-type="string" office:string-value="Turnigy Aerodrive SK3 - 4250-350kv" calcext:value-type="string">
            <text:p>Turnigy Aerodrive SK3 - 4250-350kv</text:p>
          </table:table-cell>
          <table:table-cell table:style-name="ce13" table:formula="of:=IF([.J$2]&gt;(2*[.$G3]); 2*[.$F3]+([.J$2]-(2*[.$G3]))/[.$C3]; 2000*SQRT(2*[.J$2]/(2000*[.$E3])))" office:value-type="float" office:value="69.6008807464152" calcext:value-type="float">
            <text:p>69.60</text:p>
          </table:table-cell>
          <table:table-cell table:style-name="ce13" table:formula="of:=IF([.K$2]&gt;(2*[.$G3]); 2*[.$F3]+([.K$2]-(2*[.$G3]))/[.$C3]; 2000*SQRT(2*[.K$2]/(2000*[.$E3])))" office:value-type="float" office:value="86.3724215536541" calcext:value-type="float">
            <text:p>86.37</text:p>
          </table:table-cell>
          <table:table-cell table:style-name="ce13" table:formula="of:=IF([.L$2]&gt;(2*[.$G3]); 2*[.$F3]+([.L$2]-(2*[.$G3]))/[.$C3]; 2000*SQRT(2*[.L$2]/(2000*[.$E3])))" office:value-type="float" office:value="106.922901838647" calcext:value-type="float">
            <text:p>106.92</text:p>
          </table:table-cell>
          <table:table-cell table:style-name="ce13" table:formula="of:=IF([.M$2]&gt;(2*[.$G3]); 2*[.$F3]+([.M$2]-(2*[.$G3]))/[.$C3]; 2000*SQRT(2*[.M$2]/(2000*[.$E3])))" office:value-type="float" office:value="132.424706963805" calcext:value-type="float">
            <text:p>132.42</text:p>
          </table:table-cell>
          <table:table-cell table:style-name="ce13" table:formula="of:=IF([.N$2]&gt;(2*[.$G3]); 2*[.$F3]+([.N$2]-(2*[.$G3]))/[.$C3]; 2000*SQRT(2*[.N$2]/(2000*[.$E3])))" office:value-type="float" office:value="163.821016990339" calcext:value-type="float">
            <text:p>163.82</text:p>
          </table:table-cell>
          <table:table-cell table:style-name="ce13" table:formula="of:=IF([.O$2]&gt;(2*[.$G3]); 2*[.$F3]+([.O$2]-(2*[.$G3]))/[.$C3]; 2000*SQRT(2*[.O$2]/(2000*[.$E3])))" office:value-type="float" office:value="202.919693735606" calcext:value-type="float">
            <text:p>202.92</text:p>
          </table:table-cell>
          <table:table-cell table:style-name="ce13" table:formula="of:=IF([.P$2]&gt;(2*[.$G3]); 2*[.$F3]+([.P$2]-(2*[.$G3]))/[.$C3]; 2000*SQRT(2*[.P$2]/(2000*[.$E3])))" office:value-type="float" office:value="251.335324045038" calcext:value-type="float">
            <text:p>251.34</text:p>
          </table:table-cell>
          <table:table-cell table:style-name="ce13" table:formula="of:=IF([.Q$2]&gt;(2*[.$G3]); 2*[.$F3]+([.Q$2]-(2*[.$G3]))/[.$C3]; 2000*SQRT(2*[.Q$2]/(2000*[.$E3])))" office:value-type="float" office:value="311.264601285681" calcext:value-type="float">
            <text:p>311.26</text:p>
          </table:table-cell>
          <table:table-cell table:style-name="ce18" table:number-columns-repeated="3"/>
          <table:table-cell table:number-columns-repeated="1004"/>
        </table:table-row>
        <table:table-row table:style-name="ro1">
          <table:table-cell table:formula="of:=[$Motors.A5]" office:value-type="string" office:string-value="ACK 5312CP - 330KV" calcext:value-type="string">
            <text:p>ACK 5312CP - 330KV</text:p>
          </table:table-cell>
          <table:table-cell table:style-name="ce5" table:formula="of:=[$Motors.E5]" office:value-type="float" office:value="41" calcext:value-type="float">
            <text:p>41</text:p>
          </table:table-cell>
          <table:table-cell table:style-name="ce13" table:formula="of:=[$Motors.K5]" office:value-type="float" office:value="7.92" calcext:value-type="float">
            <text:p>7.92</text:p>
          </table:table-cell>
          <table:table-cell table:style-name="ce13" table:formula="of:=[$Motors.L5]" office:value-type="float" office:value="131.2159703" calcext:value-type="float">
            <text:p>131.22</text:p>
          </table:table-cell>
          <table:table-cell table:style-name="ce13" table:formula="of:=[$Motors.M5]" office:value-type="float" office:value="43.78795161" calcext:value-type="float">
            <text:p>43.79</text:p>
          </table:table-cell>
          <table:table-cell table:style-name="ce13" table:formula="of:=[$Motors.N5]" office:value-type="float" office:value="180.871671522639" calcext:value-type="float">
            <text:p>180.87</text:p>
          </table:table-cell>
          <table:table-cell table:style-name="ce13" table:formula="of:=[$Motors.O5]" office:value-type="float" office:value="716.251819229651" calcext:value-type="float">
            <text:p>716.25</text:p>
          </table:table-cell>
          <table:table-cell table:style-name="ce18"/>
          <table:table-cell table:style-name="ce18" table:formula="of:=[.A4]" office:value-type="string" office:string-value="ACK 5312CP - 330KV" calcext:value-type="string">
            <text:p>ACK 5312CP - 330KV</text:p>
          </table:table-cell>
          <table:table-cell table:style-name="ce13" table:formula="of:=IF([.J$2]&gt;(2*[.$G4]); 2*[.$F4]+([.J$2]-(2*[.$G4]))/[.$C4]; 2000*SQRT(2*[.J$2]/(2000*[.$E4])))" office:value-type="float" office:value="67.5830337617801" calcext:value-type="float">
            <text:p>67.58</text:p>
          </table:table-cell>
          <table:table-cell table:style-name="ce13" table:formula="of:=IF([.K$2]&gt;(2*[.$G4]); 2*[.$F4]+([.K$2]-(2*[.$G4]))/[.$C4]; 2000*SQRT(2*[.K$2]/(2000*[.$E4])))" office:value-type="float" office:value="83.8683392989673" calcext:value-type="float">
            <text:p>83.87</text:p>
          </table:table-cell>
          <table:table-cell table:style-name="ce13" table:formula="of:=IF([.L$2]&gt;(2*[.$G4]); 2*[.$F4]+([.L$2]-(2*[.$G4]))/[.$C4]; 2000*SQRT(2*[.L$2]/(2000*[.$E4])))" office:value-type="float" office:value="103.823026481472" calcext:value-type="float">
            <text:p>103.82</text:p>
          </table:table-cell>
          <table:table-cell table:style-name="ce13" table:formula="of:=IF([.M$2]&gt;(2*[.$G4]); 2*[.$F4]+([.M$2]-(2*[.$G4]))/[.$C4]; 2000*SQRT(2*[.M$2]/(2000*[.$E4])))" office:value-type="float" office:value="128.585491241641" calcext:value-type="float">
            <text:p>128.59</text:p>
          </table:table-cell>
          <table:table-cell table:style-name="ce13" table:formula="of:=IF([.N$2]&gt;(2*[.$G4]); 2*[.$F4]+([.N$2]-(2*[.$G4]))/[.$C4]; 2000*SQRT(2*[.N$2]/(2000*[.$E4])))" office:value-type="float" office:value="159.071569259093" calcext:value-type="float">
            <text:p>159.07</text:p>
          </table:table-cell>
          <table:table-cell table:style-name="ce13" table:formula="of:=IF([.O$2]&gt;(2*[.$G4]); 2*[.$F4]+([.O$2]-(2*[.$G4]))/[.$C4]; 2000*SQRT(2*[.O$2]/(2000*[.$E4])))" office:value-type="float" office:value="197.036709386323" calcext:value-type="float">
            <text:p>197.04</text:p>
          </table:table-cell>
          <table:table-cell table:style-name="ce13" table:formula="of:=IF([.P$2]&gt;(2*[.$G4]); 2*[.$F4]+([.P$2]-(2*[.$G4]))/[.$C4]; 2000*SQRT(2*[.P$2]/(2000*[.$E4])))" office:value-type="float" office:value="244.048688871493" calcext:value-type="float">
            <text:p>244.05</text:p>
          </table:table-cell>
          <table:table-cell table:style-name="ce13" table:formula="of:=IF([.Q$2]&gt;(2*[.$G4]); 2*[.$F4]+([.Q$2]-(2*[.$G4]))/[.$C4]; 2000*SQRT(2*[.Q$2]/(2000*[.$E4])))" office:value-type="float" office:value="302.240515234007" calcext:value-type="float">
            <text:p>302.24</text:p>
          </table:table-cell>
          <table:table-cell table:style-name="ce18" table:number-columns-repeated="3"/>
          <table:table-cell table:number-columns-repeated="1004"/>
        </table:table-row>
        <table:table-row table:style-name="ro1">
          <table:table-cell table:formula="of:=[$Motors.A7]" office:value-type="string" office:string-value="ODrive Robotics D5065 - 270kv " calcext:value-type="string">
            <text:p>ODrive Robotics D5065 - 270kv </text:p>
          </table:table-cell>
          <table:table-cell table:style-name="ce5" table:formula="of:=[$Motors.E7]" office:value-type="float" office:value="69" calcext:value-type="float">
            <text:p>69</text:p>
          </table:table-cell>
          <table:table-cell table:style-name="ce13" table:formula="of:=[$Motors.K7]" office:value-type="float" office:value="6.48" calcext:value-type="float">
            <text:p>6.48</text:p>
          </table:table-cell>
          <table:table-cell table:style-name="ce13" table:formula="of:=[$Motors.L7]" office:value-type="float" office:value="208.4875972" calcext:value-type="float">
            <text:p>208.49</text:p>
          </table:table-cell>
          <table:table-cell table:style-name="ce13" table:formula="of:=[$Motors.M7]" office:value-type="float" office:value="69.57418978" calcext:value-type="float">
            <text:p>69.57</text:p>
          </table:table-cell>
          <table:table-cell table:style-name="ce13" table:formula="of:=[$Motors.N7]" office:value-type="float" office:value="93.1379872430628" calcext:value-type="float">
            <text:p>93.14</text:p>
          </table:table-cell>
          <table:table-cell table:style-name="ce13" table:formula="of:=[$Motors.O7]" office:value-type="float" office:value="301.767078667523" calcext:value-type="float">
            <text:p>301.77</text:p>
          </table:table-cell>
          <table:table-cell table:style-name="ce18"/>
          <table:table-cell table:style-name="ce18" table:formula="of:=[.A5]" office:value-type="string" office:string-value="ODrive Robotics D5065 - 270kv " calcext:value-type="string">
            <text:p>ODrive Robotics D5065 - 270kv </text:p>
          </table:table-cell>
          <table:table-cell table:style-name="ce13" table:formula="of:=IF([.J$2]&gt;(2*[.$G5]); 2*[.$F5]+([.J$2]-(2*[.$G5]))/[.$C5]; 2000*SQRT(2*[.J$2]/(2000*[.$E5])))" office:value-type="float" office:value="53.6155689685272" calcext:value-type="float">
            <text:p>53.62</text:p>
          </table:table-cell>
          <table:table-cell table:style-name="ce13" table:formula="of:=IF([.K$2]&gt;(2*[.$G5]); 2*[.$F5]+([.K$2]-(2*[.$G5]))/[.$C5]; 2000*SQRT(2*[.K$2]/(2000*[.$E5])))" office:value-type="float" office:value="66.5351713243537" calcext:value-type="float">
            <text:p>66.54</text:p>
          </table:table-cell>
          <table:table-cell table:style-name="ce13" table:formula="of:=IF([.L$2]&gt;(2*[.$G5]); 2*[.$F5]+([.L$2]-(2*[.$G5]))/[.$C5]; 2000*SQRT(2*[.L$2]/(2000*[.$E5])))" office:value-type="float" office:value="82.3657999204317" calcext:value-type="float">
            <text:p>82.37</text:p>
          </table:table-cell>
          <table:table-cell table:style-name="ce13" table:formula="of:=IF([.M$2]&gt;(2*[.$G5]); 2*[.$F5]+([.M$2]-(2*[.$G5]))/[.$C5]; 2000*SQRT(2*[.M$2]/(2000*[.$E5])))" office:value-type="float" office:value="102.010577067598" calcext:value-type="float">
            <text:p>102.01</text:p>
          </table:table-cell>
          <table:table-cell table:style-name="ce13" table:formula="of:=IF([.N$2]&gt;(2*[.$G5]); 2*[.$F5]+([.N$2]-(2*[.$G5]))/[.$C5]; 2000*SQRT(2*[.N$2]/(2000*[.$E5])))" office:value-type="float" office:value="126.196061612226" calcext:value-type="float">
            <text:p>126.20</text:p>
          </table:table-cell>
          <table:table-cell table:style-name="ce13" table:formula="of:=IF([.O$2]&gt;(2*[.$G5]); 2*[.$F5]+([.O$2]-(2*[.$G5]))/[.$C5]; 2000*SQRT(2*[.O$2]/(2000*[.$E5])))" office:value-type="float" office:value="156.314901735121" calcext:value-type="float">
            <text:p>156.31</text:p>
          </table:table-cell>
          <table:table-cell table:style-name="ce13" table:formula="of:=IF([.P$2]&gt;(2*[.$G5]); 2*[.$F5]+([.P$2]-(2*[.$G5]))/[.$C5]; 2000*SQRT(2*[.P$2]/(2000*[.$E5])))" office:value-type="float" office:value="193.75527119368" calcext:value-type="float">
            <text:p>193.76</text:p>
          </table:table-cell>
          <table:table-cell table:style-name="ce13" table:formula="of:=IF([.Q$2]&gt;(2*[.$G5]); 2*[.$F5]+([.Q$2]-(2*[.$G5]))/[.$C5]; 2000*SQRT(2*[.Q$2]/(2000*[.$E5])))" office:value-type="float" office:value="247.458974897384" calcext:value-type="float">
            <text:p>247.46</text:p>
          </table:table-cell>
          <table:table-cell table:style-name="ce18" table:number-columns-repeated="3"/>
          <table:table-cell table:number-columns-repeated="1004"/>
        </table:table-row>
        <table:table-row table:style-name="ro1">
          <table:table-cell table:formula="of:=[$Motors.A8]" office:value-type="string" office:string-value="KEDA 63-64 190KV" calcext:value-type="string">
            <text:p>KEDA 63-64 190KV</text:p>
          </table:table-cell>
          <table:table-cell table:style-name="ce5" table:formula="of:=[$Motors.E8]" office:value-type="float" office:value="49" calcext:value-type="float">
            <text:p>49</text:p>
          </table:table-cell>
          <table:table-cell table:style-name="ce13" table:formula="of:=[$Motors.K8]" office:value-type="float" office:value="4.56" calcext:value-type="float">
            <text:p>4.56</text:p>
          </table:table-cell>
          <table:table-cell table:style-name="ce13" table:formula="of:=[$Motors.L8]" office:value-type="float" office:value="227.901422" calcext:value-type="float">
            <text:p>227.90</text:p>
          </table:table-cell>
          <table:table-cell table:style-name="ce13" table:formula="of:=[$Motors.M8]" office:value-type="float" office:value="76.05275806" calcext:value-type="float">
            <text:p>76.05</text:p>
          </table:table-cell>
          <table:table-cell table:style-name="ce13" table:formula="of:=[$Motors.N8]" office:value-type="float" office:value="59.9583777958427" calcext:value-type="float">
            <text:p>59.96</text:p>
          </table:table-cell>
          <table:table-cell table:style-name="ce13" table:formula="of:=[$Motors.O8]" office:value-type="float" office:value="136.705101374522" calcext:value-type="float">
            <text:p>136.71</text:p>
          </table:table-cell>
          <table:table-cell table:style-name="ce18"/>
          <table:table-cell table:style-name="ce18" table:formula="of:=[.A6]" office:value-type="string" office:string-value="KEDA 63-64 190KV" calcext:value-type="string">
            <text:p>KEDA 63-64 190KV</text:p>
          </table:table-cell>
          <table:table-cell table:style-name="ce13" table:formula="of:=IF([.J$2]&gt;(2*[.$G6]); 2*[.$F6]+([.J$2]-(2*[.$G6]))/[.$C6]; 2000*SQRT(2*[.J$2]/(2000*[.$E6])))" office:value-type="float" office:value="51.2811213995571" calcext:value-type="float">
            <text:p>51.28</text:p>
          </table:table-cell>
          <table:table-cell table:style-name="ce13" table:formula="of:=IF([.K$2]&gt;(2*[.$G6]); 2*[.$F6]+([.K$2]-(2*[.$G6]))/[.$C6]; 2000*SQRT(2*[.K$2]/(2000*[.$E6])))" office:value-type="float" office:value="63.6381980768942" calcext:value-type="float">
            <text:p>63.64</text:p>
          </table:table-cell>
          <table:table-cell table:style-name="ce13" table:formula="of:=IF([.L$2]&gt;(2*[.$G6]); 2*[.$F6]+([.L$2]-(2*[.$G6]))/[.$C6]; 2000*SQRT(2*[.L$2]/(2000*[.$E6])))" office:value-type="float" office:value="78.7795535168284" calcext:value-type="float">
            <text:p>78.78</text:p>
          </table:table-cell>
          <table:table-cell table:style-name="ce13" table:formula="of:=IF([.M$2]&gt;(2*[.$G6]); 2*[.$F6]+([.M$2]-(2*[.$G6]))/[.$C6]; 2000*SQRT(2*[.M$2]/(2000*[.$E6])))" office:value-type="float" office:value="97.5689876519478" calcext:value-type="float">
            <text:p>97.57</text:p>
          </table:table-cell>
          <table:table-cell table:style-name="ce13" table:formula="of:=IF([.N$2]&gt;(2*[.$G6]); 2*[.$F6]+([.N$2]-(2*[.$G6]))/[.$C6]; 2000*SQRT(2*[.N$2]/(2000*[.$E6])))" office:value-type="float" office:value="120.70399183093" calcext:value-type="float">
            <text:p>120.70</text:p>
          </table:table-cell>
          <table:table-cell table:style-name="ce13" table:formula="of:=IF([.O$2]&gt;(2*[.$G6]); 2*[.$F6]+([.O$2]-(2*[.$G6]))/[.$C6]; 2000*SQRT(2*[.O$2]/(2000*[.$E6])))" office:value-type="float" office:value="153.160132181808" calcext:value-type="float">
            <text:p>153.16</text:p>
          </table:table-cell>
          <table:table-cell table:style-name="ce13" table:formula="of:=IF([.P$2]&gt;(2*[.$G6]); 2*[.$F6]+([.P$2]-(2*[.$G6]))/[.$C6]; 2000*SQRT(2*[.P$2]/(2000*[.$E6])))" office:value-type="float" office:value="202.940833936194" calcext:value-type="float">
            <text:p>202.94</text:p>
          </table:table-cell>
          <table:table-cell table:style-name="ce13" table:formula="of:=IF([.Q$2]&gt;(2*[.$G6]); 2*[.$F6]+([.Q$2]-(2*[.$G6]))/[.$C6]; 2000*SQRT(2*[.Q$2]/(2000*[.$E6])))" office:value-type="float" office:value="279.256623409878" calcext:value-type="float">
            <text:p>279.26</text:p>
          </table:table-cell>
          <table:table-cell table:style-name="ce18" table:number-columns-repeated="3"/>
          <table:table-cell table:number-columns-repeated="1004"/>
        </table:table-row>
        <table:table-row table:style-name="ro1">
          <table:table-cell table:formula="of:=[$Motors.A9]" office:value-type="string" office:string-value="ODrive Robotics D6374 - 150kv" calcext:value-type="string">
            <text:p>ODrive Robotics D6374 - 150kv</text:p>
          </table:table-cell>
          <table:table-cell table:style-name="ce5" table:formula="of:=[$Motors.E9]" office:value-type="float" office:value="99" calcext:value-type="float">
            <text:p>99</text:p>
          </table:table-cell>
          <table:table-cell table:style-name="ce13" table:formula="of:=[$Motors.K9]" office:value-type="float" office:value="3.6" calcext:value-type="float">
            <text:p>3.60</text:p>
          </table:table-cell>
          <table:table-cell table:style-name="ce13" table:formula="of:=[$Motors.L9]" office:value-type="float" office:value="404.1451884" calcext:value-type="float">
            <text:p>404.15</text:p>
          </table:table-cell>
          <table:table-cell table:style-name="ce13" table:formula="of:=[$Motors.M9]" office:value-type="float" office:value="134.866891" calcext:value-type="float">
            <text:p>134.87</text:p>
          </table:table-cell>
          <table:table-cell table:style-name="ce13" table:formula="of:=[$Motors.N9]" office:value-type="float" office:value="26.6929857619008" calcext:value-type="float">
            <text:p>26.69</text:p>
          </table:table-cell>
          <table:table-cell table:style-name="ce13" table:formula="of:=[$Motors.O9]" office:value-type="float" office:value="48.0473743714214" calcext:value-type="float">
            <text:p>48.05</text:p>
          </table:table-cell>
          <table:table-cell table:style-name="ce18"/>
          <table:table-cell table:style-name="ce18" table:formula="of:=[.A7]" office:value-type="string" office:string-value="ODrive Robotics D6374 - 150kv" calcext:value-type="string">
            <text:p>ODrive Robotics D6374 - 150kv</text:p>
          </table:table-cell>
          <table:table-cell table:style-name="ce13" table:formula="of:=IF([.J$2]&gt;(2*[.$G7]); 2*[.$F7]+([.J$2]-(2*[.$G7]))/[.$C7]; 2000*SQRT(2*[.J$2]/(2000*[.$E7])))" office:value-type="float" office:value="38.5090074260362" calcext:value-type="float">
            <text:p>38.51</text:p>
          </table:table-cell>
          <table:table-cell table:style-name="ce13" table:formula="of:=IF([.K$2]&gt;(2*[.$G7]); 2*[.$F7]+([.K$2]-(2*[.$G7]))/[.$C7]; 2000*SQRT(2*[.K$2]/(2000*[.$E7])))" office:value-type="float" office:value="47.7884214588148" calcext:value-type="float">
            <text:p>47.79</text:p>
          </table:table-cell>
          <table:table-cell table:style-name="ce13" table:formula="of:=IF([.L$2]&gt;(2*[.$G7]); 2*[.$F7]+([.L$2]-(2*[.$G7]))/[.$C7]; 2000*SQRT(2*[.L$2]/(2000*[.$E7])))" office:value-type="float" office:value="59.4707635396786" calcext:value-type="float">
            <text:p>59.47</text:p>
          </table:table-cell>
          <table:table-cell table:style-name="ce13" table:formula="of:=IF([.M$2]&gt;(2*[.$G7]); 2*[.$F7]+([.M$2]-(2*[.$G7]))/[.$C7]; 2000*SQRT(2*[.M$2]/(2000*[.$E7])))" office:value-type="float" office:value="76.9707635396786" calcext:value-type="float">
            <text:p>76.97</text:p>
          </table:table-cell>
          <table:table-cell table:style-name="ce13" table:formula="of:=IF([.N$2]&gt;(2*[.$G7]); 2*[.$F7]+([.N$2]-(2*[.$G7]))/[.$C7]; 2000*SQRT(2*[.N$2]/(2000*[.$E7])))" office:value-type="float" office:value="103.637430206345" calcext:value-type="float">
            <text:p>103.64</text:p>
          </table:table-cell>
          <table:table-cell table:style-name="ce13" table:formula="of:=IF([.O$2]&gt;(2*[.$G7]); 2*[.$F7]+([.O$2]-(2*[.$G7]))/[.$C7]; 2000*SQRT(2*[.O$2]/(2000*[.$E7])))" office:value-type="float" office:value="144.748541317456" calcext:value-type="float">
            <text:p>144.75</text:p>
          </table:table-cell>
          <table:table-cell table:style-name="ce13" table:formula="of:=IF([.P$2]&gt;(2*[.$G7]); 2*[.$F7]+([.P$2]-(2*[.$G7]))/[.$C7]; 2000*SQRT(2*[.P$2]/(2000*[.$E7])))" office:value-type="float" office:value="207.804096873012" calcext:value-type="float">
            <text:p>207.80</text:p>
          </table:table-cell>
          <table:table-cell table:style-name="ce13" table:formula="of:=IF([.Q$2]&gt;(2*[.$G7]); 2*[.$F7]+([.Q$2]-(2*[.$G7]))/[.$C7]; 2000*SQRT(2*[.Q$2]/(2000*[.$E7])))" office:value-type="float" office:value="304.470763539679" calcext:value-type="float">
            <text:p>304.47</text:p>
          </table:table-cell>
          <table:table-cell table:style-name="ce18" table:number-columns-repeated="3"/>
          <table:table-cell table:number-columns-repeated="1004"/>
        </table:table-row>
        <table:table-row table:style-name="ro1">
          <table:table-cell table:formula="of:=[$Motors.A11]" office:value-type="string" office:string-value="9235-100KV Turnigy Multistar" calcext:value-type="string">
            <text:p>9235-100KV Turnigy Multistar</text:p>
          </table:table-cell>
          <table:table-cell table:style-name="ce5" table:formula="of:=[$Motors.E11]" office:value-type="float" office:value="103" calcext:value-type="float">
            <text:p>103</text:p>
          </table:table-cell>
          <table:table-cell table:style-name="ce13" table:formula="of:=[$Motors.K11]" office:value-type="float" office:value="2.4" calcext:value-type="float">
            <text:p>2.40</text:p>
          </table:table-cell>
          <table:table-cell table:style-name="ce13" table:formula="of:=[$Motors.L11]" office:value-type="float" office:value="493.6344802" calcext:value-type="float">
            <text:p>493.63</text:p>
          </table:table-cell>
          <table:table-cell table:style-name="ce13" table:formula="of:=[$Motors.M11]" office:value-type="float" office:value="164.730274" calcext:value-type="float">
            <text:p>164.73</text:p>
          </table:table-cell>
          <table:table-cell table:style-name="ce13" table:formula="of:=[$Motors.N11]" office:value-type="float" office:value="14.5692709811544" calcext:value-type="float">
            <text:p>14.57</text:p>
          </table:table-cell>
          <table:table-cell table:style-name="ce13" table:formula="of:=[$Motors.O11]" office:value-type="float" office:value="17.4831251773853" calcext:value-type="float">
            <text:p>17.48</text:p>
          </table:table-cell>
          <table:table-cell table:style-name="ce18"/>
          <table:table-cell table:style-name="ce18" table:formula="of:=[.A8]" office:value-type="string" office:string-value="9235-100KV Turnigy Multistar" calcext:value-type="string">
            <text:p>9235-100KV Turnigy Multistar</text:p>
          </table:table-cell>
          <table:table-cell table:style-name="ce13" table:formula="of:=IF([.J$2]&gt;(2*[.$G8]); 2*[.$F8]+([.J$2]-(2*[.$G8]))/[.$C8]; 2000*SQRT(2*[.J$2]/(2000*[.$E8])))" office:value-type="float" office:value="35.4026043144877" calcext:value-type="float">
            <text:p>35.40</text:p>
          </table:table-cell>
          <table:table-cell table:style-name="ce13" table:formula="of:=IF([.K$2]&gt;(2*[.$G8]); 2*[.$F8]+([.K$2]-(2*[.$G8]))/[.$C8]; 2000*SQRT(2*[.K$2]/(2000*[.$E8])))" office:value-type="float" office:value="46.6526043144877" calcext:value-type="float">
            <text:p>46.65</text:p>
          </table:table-cell>
          <table:table-cell table:style-name="ce13" table:formula="of:=IF([.L$2]&gt;(2*[.$G8]); 2*[.$F8]+([.L$2]-(2*[.$G8]))/[.$C8]; 2000*SQRT(2*[.L$2]/(2000*[.$E8])))" office:value-type="float" office:value="63.735937647821" calcext:value-type="float">
            <text:p>63.74</text:p>
          </table:table-cell>
          <table:table-cell table:style-name="ce13" table:formula="of:=IF([.M$2]&gt;(2*[.$G8]); 2*[.$F8]+([.M$2]-(2*[.$G8]))/[.$C8]; 2000*SQRT(2*[.M$2]/(2000*[.$E8])))" office:value-type="float" office:value="89.985937647821" calcext:value-type="float">
            <text:p>89.99</text:p>
          </table:table-cell>
          <table:table-cell table:style-name="ce13" table:formula="of:=IF([.N$2]&gt;(2*[.$G8]); 2*[.$F8]+([.N$2]-(2*[.$G8]))/[.$C8]; 2000*SQRT(2*[.N$2]/(2000*[.$E8])))" office:value-type="float" office:value="129.985937647821" calcext:value-type="float">
            <text:p>129.99</text:p>
          </table:table-cell>
          <table:table-cell table:style-name="ce13" table:formula="of:=IF([.O$2]&gt;(2*[.$G8]); 2*[.$F8]+([.O$2]-(2*[.$G8]))/[.$C8]; 2000*SQRT(2*[.O$2]/(2000*[.$E8])))" office:value-type="float" office:value="191.652604314488" calcext:value-type="float">
            <text:p>191.65</text:p>
          </table:table-cell>
          <table:table-cell table:style-name="ce13" table:formula="of:=IF([.P$2]&gt;(2*[.$G8]); 2*[.$F8]+([.P$2]-(2*[.$G8]))/[.$C8]; 2000*SQRT(2*[.P$2]/(2000*[.$E8])))" office:value-type="float" office:value="286.235937647821" calcext:value-type="float">
            <text:p>286.24</text:p>
          </table:table-cell>
          <table:table-cell table:style-name="ce13" table:formula="of:=IF([.Q$2]&gt;(2*[.$G8]); 2*[.$F8]+([.Q$2]-(2*[.$G8]))/[.$C8]; 2000*SQRT(2*[.Q$2]/(2000*[.$E8])))" office:value-type="float" office:value="431.235937647821" calcext:value-type="float">
            <text:p>431.24</text:p>
          </table:table-cell>
          <table:table-cell table:style-name="ce18" table:number-columns-repeated="3"/>
          <table:table-cell table:number-columns-repeated="1004"/>
        </table:table-row>
        <table:table-row table:style-name="ro1">
          <table:table-cell table:formula="of:=[$Motors.A12]" office:value-type="string" office:string-value="Hoverboard Hub-motor" calcext:value-type="string">
            <text:p>Hoverboard Hub-motor</text:p>
          </table:table-cell>
          <table:table-cell table:style-name="ce5" table:formula="of:=[$Motors.E12]" office:value-type="float" office:value="40" calcext:value-type="float">
            <text:p>40</text:p>
          </table:table-cell>
          <table:table-cell table:style-name="ce13" table:formula="of:=[$Motors.K12]" office:value-type="float" office:value="0.384" calcext:value-type="float">
            <text:p>0.38</text:p>
          </table:table-cell>
          <table:table-cell table:style-name="ce13" table:formula="of:=[$Motors.L12]" office:value-type="float" office:value="1353.164693" calcext:value-type="float">
            <text:p>1,353.16</text:p>
          </table:table-cell>
          <table:table-cell table:style-name="ce13" table:formula="of:=[$Motors.M12]" office:value-type="float" office:value="451.563251" calcext:value-type="float">
            <text:p>451.56</text:p>
          </table:table-cell>
          <table:table-cell table:style-name="ce13" table:formula="of:=[$Motors.N12]" office:value-type="float" office:value="0.850379208628019" calcext:value-type="float">
            <text:p>0.85</text:p>
          </table:table-cell>
          <table:table-cell table:style-name="ce13" table:formula="of:=[$Motors.O12]" office:value-type="float" office:value="0.16327280805658" calcext:value-type="float">
            <text:p>0.16</text:p>
          </table:table-cell>
          <table:table-cell table:style-name="ce18"/>
          <table:table-cell table:style-name="ce18" table:formula="of:=[.A9]" office:value-type="string" office:string-value="Hoverboard Hub-motor" calcext:value-type="string">
            <text:p>Hoverboard Hub-motor</text:p>
          </table:table-cell>
          <table:table-cell table:style-name="ce13" table:formula="of:=IF([.J$2]&gt;(2*[.$G9]); 2*[.$F9]+([.J$2]-(2*[.$G9]))/[.$C9]; 2000*SQRT(2*[.J$2]/(2000*[.$E9])))" office:value-type="float" office:value="131.058712541961" calcext:value-type="float">
            <text:p>131.06</text:p>
          </table:table-cell>
          <table:table-cell table:style-name="ce13" table:formula="of:=IF([.K$2]&gt;(2*[.$G9]); 2*[.$F9]+([.K$2]-(2*[.$G9]))/[.$C9]; 2000*SQRT(2*[.K$2]/(2000*[.$E9])))" office:value-type="float" office:value="201.371212541961" calcext:value-type="float">
            <text:p>201.37</text:p>
          </table:table-cell>
          <table:table-cell table:style-name="ce13" table:formula="of:=IF([.L$2]&gt;(2*[.$G9]); 2*[.$F9]+([.L$2]-(2*[.$G9]))/[.$C9]; 2000*SQRT(2*[.L$2]/(2000*[.$E9])))" office:value-type="float" office:value="308.142045875295" calcext:value-type="float">
            <text:p>308.14</text:p>
          </table:table-cell>
          <table:table-cell table:style-name="ce13" table:formula="of:=IF([.M$2]&gt;(2*[.$G9]); 2*[.$F9]+([.M$2]-(2*[.$G9]))/[.$C9]; 2000*SQRT(2*[.M$2]/(2000*[.$E9])))" office:value-type="float" office:value="472.204545875295" calcext:value-type="float">
            <text:p>472.20</text:p>
          </table:table-cell>
          <table:table-cell table:style-name="ce13" table:formula="of:=IF([.N$2]&gt;(2*[.$G9]); 2*[.$F9]+([.N$2]-(2*[.$G9]))/[.$C9]; 2000*SQRT(2*[.N$2]/(2000*[.$E9])))" office:value-type="float" office:value="722.204545875295" calcext:value-type="float">
            <text:p>722.20</text:p>
          </table:table-cell>
          <table:table-cell table:style-name="ce13" table:formula="of:=IF([.O$2]&gt;(2*[.$G9]); 2*[.$F9]+([.O$2]-(2*[.$G9]))/[.$C9]; 2000*SQRT(2*[.O$2]/(2000*[.$E9])))" office:value-type="float" office:value="1107.62121254196" calcext:value-type="float">
            <text:p>1,107.62</text:p>
          </table:table-cell>
          <table:table-cell table:style-name="ce13" table:formula="of:=IF([.P$2]&gt;(2*[.$G9]); 2*[.$F9]+([.P$2]-(2*[.$G9]))/[.$C9]; 2000*SQRT(2*[.P$2]/(2000*[.$E9])))" office:value-type="float" office:value="1698.76704587529" calcext:value-type="float">
            <text:p>1,698.77</text:p>
          </table:table-cell>
          <table:table-cell table:style-name="ce13" table:formula="of:=IF([.Q$2]&gt;(2*[.$G9]); 2*[.$F9]+([.Q$2]-(2*[.$G9]))/[.$C9]; 2000*SQRT(2*[.Q$2]/(2000*[.$E9])))" office:value-type="float" office:value="2605.01704587529" calcext:value-type="float">
            <text:p>2,605.02</text:p>
          </table:table-cell>
          <table:table-cell table:style-name="ce18" table:number-columns-repeated="3"/>
          <table:table-cell table:number-columns-repeated="1004"/>
        </table:table-row>
        <table:table-row table:style-name="ro1">
          <table:table-cell table:number-columns-repeated="4"/>
          <table:table-cell table:style-name="ce13"/>
          <table:table-cell table:number-columns-repeated="4"/>
          <table:table-cell table:style-name="ce13" table:number-columns-repeated="8"/>
          <table:table-cell table:style-name="ce18" table:number-columns-repeated="3"/>
          <table:table-cell table:number-columns-repeated="1004"/>
        </table:table-row>
        <table:table-row table:style-name="ro1">
          <table:table-cell table:number-columns-repeated="2"/>
          <table:table-cell>
            <draw:frame table:end-cell-address="Trajectories.S44" table:end-x="16.88mm" table:end-y="5.31mm" draw:z-index="0" draw:name="Chart 5" draw:style-name="gr1" draw:text-style-name="P1" svg:width="323.6mm" svg:height="183.9mm" svg:x="19.42mm" svg:y="4.76mm">
              <loext:p draw:notify-on-update-of-ranges="Trajectories.J2:Trajectories.Q2 Trajectories.I3:Trajectories.I3 Trajectories.J3:Trajectories.Q3 Trajectories.I4:Trajectories.I4 Trajectories.J4:Trajectories.Q4 Trajectories.I5:Trajectories.I5 Trajectories.J5:Trajectories.Q5 Trajectories.I6:Trajectories.I6 Trajectories.J6:Trajectories.Q6 Trajectories.I7:Trajectories.I7 Trajectories.J7:Trajectories.Q7 Trajectories.I8:Trajectories.I8 Trajectories.J8:Trajectories.Q8 Trajectories.I9:Trajectories.I9 Trajectories.J9:Trajectories.Q9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ce13"/>
          <table:table-cell table:number-columns-repeated="4"/>
          <table:table-cell table:style-name="ce13" table:number-columns-repeated="8"/>
          <table:table-cell table:style-name="ce18" table:number-columns-repeated="3"/>
          <table:table-cell table:number-columns-repeated="1004"/>
        </table:table-row>
        <table:table-row table:style-name="ro1">
          <table:table-cell/>
          <table:table-cell table:style-name="ce5"/>
          <table:table-cell table:number-columns-repeated="2"/>
          <table:table-cell table:style-name="ce13"/>
          <table:table-cell table:style-name="ce18" table:number-columns-repeated="4"/>
          <table:table-cell table:style-name="ce13" table:number-columns-repeated="8"/>
          <table:table-cell table:style-name="ce18" table:number-columns-repeated="3"/>
          <table:table-cell table:number-columns-repeated="1004"/>
        </table:table-row>
        <table:table-row table:style-name="ro1">
          <table:table-cell table:number-columns-repeated="5"/>
          <table:table-cell table:style-name="ce18" table:number-columns-repeated="15"/>
          <table:table-cell table:number-columns-repeated="1004"/>
        </table:table-row>
        <table:table-row table:style-name="ro1">
          <table:table-cell table:style-name="ce4" office:value-type="string" calcext:value-type="string">
            <text:p>Parameter</text:p>
          </table:table-cell>
          <table:table-cell table:style-name="ce11" office:value-type="string" calcext:value-type="string">
            <text:p>Value</text:p>
          </table:table-cell>
          <table:table-cell table:style-name="ce11"/>
          <table:table-cell table:number-columns-repeated="2"/>
          <table:table-cell table:style-name="ce18" table:number-columns-repeated="15"/>
          <table:table-cell table:number-columns-repeated="1004"/>
        </table:table-row>
        <table:table-row table:style-name="ro1">
          <table:table-cell table:style-name="ce5" office:value-type="string" calcext:value-type="string">
            <text:p>full travel distance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string" calcext:value-type="string">
            <text:p>mm</text:p>
          </table:table-cell>
          <table:table-cell table:number-columns-repeated="2"/>
          <table:table-cell table:style-name="ce18" table:number-columns-repeated="15"/>
          <table:table-cell table:number-columns-repeated="1004"/>
        </table:table-row>
        <table:table-row table:style-name="ro1">
          <table:table-cell table:style-name="ce5" office:value-type="string" calcext:value-type="string">
            <text:p>minimum travel distance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mm</text:p>
          </table:table-cell>
          <table:table-cell table:number-columns-repeated="2"/>
          <table:table-cell table:style-name="ce18" table:number-columns-repeated="15"/>
          <table:table-cell table:number-columns-repeated="1004"/>
        </table:table-row>
        <table:table-row table:style-name="ro1">
          <table:table-cell table:style-name="ce5" table:number-columns-repeated="2"/>
          <table:table-cell table:number-columns-repeated="3"/>
          <table:table-cell table:style-name="ce18" table:number-columns-repeated="15"/>
          <table:table-cell table:number-columns-repeated="1004"/>
        </table:table-row>
        <table:table-row table:style-name="ro1" table:number-rows-repeated="33">
          <table:table-cell table:number-columns-repeated="5"/>
          <table:table-cell table:style-name="ce18" table:number-columns-repeated="15"/>
          <table:table-cell table:number-columns-repeated="100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fficiency" table:style-name="ta5">
        <office:forms form:automatic-focus="false" form:apply-design-mode="false"/>
        <table:table-column table:style-name="co11" table:default-cell-style-name="Default"/>
        <table:table-column table:style-name="co2" table:number-columns-repeated="3" table:default-cell-style-name="Default"/>
        <table:table-column table:style-name="co12" table:number-columns-repeated="2" table:default-cell-style-name="Default"/>
        <table:table-column table:style-name="co13" table:number-columns-repeated="11" table:default-cell-style-name="Default"/>
        <table:table-column table:style-name="co5" table:number-columns-repeated="1007" table:default-cell-style-name="Default"/>
        <table:table-row table:style-name="ro1">
          <table:table-cell table:style-name="ce38" table:formula="of:=#REF!" office:value-type="string" office:string-value="" calcext:value-type="error">
            <text:p>#REF!</text:p>
          </table:table-cell>
          <table:table-cell table:style-name="ce34" table:formula="of:=[$Motors.B1]" office:value-type="string" office:string-value="kv" calcext:value-type="string">
            <text:p>kv</text:p>
          </table:table-cell>
          <table:table-cell table:style-name="ce34" table:formula="of:=[$Motors.C1]" office:value-type="string" office:string-value="Max current" calcext:value-type="string">
            <text:p>Max current</text:p>
          </table:table-cell>
          <table:table-cell table:style-name="ce2" office:value-type="string" calcext:value-type="string">
            <office:annotation draw:style-name="gr4" draw:text-style-name="P3" svg:width="69.99mm" svg:height="13.86mm" svg:x="130.77mm" svg:y="6.03mm" draw:caption-point-x="-4.07mm" draw:caption-point-y="-5.93mm">
              <dc:date>2020-04-15T00:00:00</dc:date>
              <text:p text:style-name="P2"><text:span text:style-name="T1">Data from https://www.ecalc.ch/motorcalc.php, high accuracy not guaranteed</text:span></text:p>
            </office:annotation>
            <text:p>Resistance</text:p>
          </table:table-cell>
          <table:table-cell table:style-name="ce46" office:value-type="string" calcext:value-type="string" table:number-columns-spanned="2" table:number-rows-spanned="1">
            <office:annotation draw:style-name="gr3" draw:text-style-name="P3" svg:width="79.79mm" svg:height="9.91mm" svg:x="143.37mm" svg:y="8.01mm" draw:caption-point-x="8.52mm" draw:caption-point-y="-7.91mm">
              <dc:date>2020-04-15T00:00:00</dc:date>
              <text:p text:style-name="P2"><text:span text:style-name="T1">Data from https://www.ecalc.ch/motorcalc.php, high accuracy not guaranteed</text:span></text:p>
            </office:annotation>
            <text:p>no load</text:p>
          </table:table-cell>
          <table:covered-table-cell/>
          <table:table-cell table:style-name="ce47" office:value-type="string" calcext:value-type="string">
            <text:p>loss ratio</text:p>
          </table:table-cell>
          <table:table-cell table:style-name="ce49" office:value-type="string" calcext:value-type="string">
            <text:p>Optimal ratio</text:p>
          </table:table-cell>
          <table:table-cell table:style-name="ce49" office:value-type="string" calcext:value-type="string">
            <text:p>Optimal gearing</text:p>
          </table:table-cell>
          <table:table-cell table:style-name="ce50" office:value-type="string" calcext:value-type="string">
            <text:p>efficiency</text:p>
          </table:table-cell>
          <table:table-cell table:style-name="ce52" office:value-type="string" calcext:value-type="string" table:number-columns-spanned="3" table:number-rows-spanned="1">
            <text:p>Optimal speed at rated current</text:p>
          </table:table-cell>
          <table:covered-table-cell table:number-columns-repeated="2"/>
          <table:table-cell table:style-name="ce46" office:value-type="string" calcext:value-type="string" table:number-columns-spanned="3" table:number-rows-spanned="1">
            <text:p>I at V</text:p>
          </table:table-cell>
          <table:covered-table-cell table:number-columns-repeated="2"/>
          <table:table-cell table:style-name="ce34"/>
          <table:table-cell table:number-columns-repeated="1007"/>
        </table:table-row>
        <table:table-row table:style-name="ro1">
          <table:table-cell table:style-name="ce44" office:value-type="string" calcext:value-type="string">
            <text:p>(feilds highlighted in blue are inputs)</text:p>
          </table:table-cell>
          <table:table-cell table:style-name="ce9" office:value-type="string" calcext:value-type="string">
            <text:p>rpm/v</text:p>
          </table:table-cell>
          <table:table-cell table:style-name="ce9" office:value-type="string" calcext:value-type="string">
            <text:p>A</text:p>
          </table:table-cell>
          <table:table-cell table:style-name="ce45" office:value-type="string" calcext:value-type="string">
            <text:p>mOhm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V</text:p>
          </table:table-cell>
          <table:table-cell table:style-name="ce45" office:value-type="string" calcext:value-type="string">
            <text:p>A/V</text:p>
          </table:table-cell>
          <table:table-cell table:style-name="ce47" office:value-type="string" calcext:value-type="string">
            <text:p>A/V</text:p>
          </table:table-cell>
          <table:table-cell table:style-name="ce47" office:value-type="string" calcext:value-type="string">
            <text:p>Ncm/krpm</text:p>
          </table:table-cell>
          <table:table-cell table:style-name="ce50"/>
          <table:table-cell table:style-name="ce47" office:value-type="string" calcext:value-type="string">
            <text:p>V</text:p>
          </table:table-cell>
          <table:table-cell table:style-name="ce47" office:value-type="string" calcext:value-type="string">
            <text:p>rpm</text:p>
          </table:table-cell>
          <table:table-cell table:style-name="ce47" office:value-type="string" calcext:value-type="string">
            <text:p>W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8" calcext:value-type="float">
            <text:p>48</text:p>
          </table:table-cell>
          <table:table-cell table:style-name="ce43"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2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4" table:number-columns-repeated="3"/>
          <table:table-cell table:style-name="ce48" table:formula="of:=[.E3]/[.F3]" office:value-type="string" office:string-value="" calcext:value-type="error">
            <text:p>#DIV/0!</text:p>
          </table:table-cell>
          <table:table-cell table:style-name="ce48" table:formula="of:=1/SQRT(1.5*([.D3]/1000)/[.G3])" office:value-type="string" office:string-value="" calcext:value-type="error">
            <text:p>#DIV/0!</text:p>
          </table:table-cell>
          <table:table-cell table:style-name="ce48" table:formula="of:=100*1000*8.269933431*[.H3]/[.B3]^2" office:value-type="string" office:string-value="" calcext:value-type="error">
            <text:p>#DIV/0!</text:p>
          </table:table-cell>
          <table:table-cell table:style-name="ce51" table:formula="of:=([.H3]-2*[.G3])/[.H3]" office:value-type="string" office:string-value="" calcext:value-type="error">
            <text:p>#DIV/0!</text:p>
          </table:table-cell>
          <table:table-cell table:style-name="ce48" table:formula="of:=[.C3]/[.H3]" office:value-type="string" office:string-value="" calcext:value-type="error">
            <text:p>#REF!</text:p>
          </table:table-cell>
          <table:table-cell table:style-name="ce48" table:formula="of:=[.K3]*[.B3]" office:value-type="string" office:string-value="" calcext:value-type="error">
            <text:p>#REF!</text:p>
          </table:table-cell>
          <table:table-cell table:style-name="ce48" table:formula="of:=[.K3]*[.K3]*[.H3]" office:value-type="string" office:string-value="" calcext:value-type="error">
            <text:p>#REF!</text:p>
          </table:table-cell>
          <table:table-cell table:style-name="ce48" table:formula="of:=[.$H3]*[.N$2]" office:value-type="string" office:string-value="" calcext:value-type="error">
            <text:p>#DIV/0!</text:p>
          </table:table-cell>
          <table:table-cell table:style-name="ce48" table:formula="of:=[.$H3]*[.O$2]" office:value-type="string" office:string-value="" calcext:value-type="error">
            <text:p>#DIV/0!</text:p>
          </table:table-cell>
          <table:table-cell table:style-name="ce48" table:formula="of:=[.$H3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4" table:number-columns-repeated="3"/>
          <table:table-cell table:style-name="ce48" table:formula="of:=[.E4]/[.F4]" office:value-type="string" office:string-value="" calcext:value-type="error">
            <text:p>#DIV/0!</text:p>
          </table:table-cell>
          <table:table-cell table:style-name="ce48" table:formula="of:=1/SQRT(1.5*([.D4]/1000)/[.G4])" office:value-type="string" office:string-value="" calcext:value-type="error">
            <text:p>#DIV/0!</text:p>
          </table:table-cell>
          <table:table-cell table:style-name="ce48" table:formula="of:=100*1000*8.269933431*[.H4]/[.B4]^2" office:value-type="string" office:string-value="" calcext:value-type="error">
            <text:p>#DIV/0!</text:p>
          </table:table-cell>
          <table:table-cell table:style-name="ce51" table:formula="of:=([.H4]-2*[.G4])/[.H4]" office:value-type="string" office:string-value="" calcext:value-type="error">
            <text:p>#DIV/0!</text:p>
          </table:table-cell>
          <table:table-cell table:style-name="ce48" table:formula="of:=[.C4]/[.H4]" office:value-type="string" office:string-value="" calcext:value-type="error">
            <text:p>#REF!</text:p>
          </table:table-cell>
          <table:table-cell table:style-name="ce48" table:formula="of:=[.K4]*[.B4]" office:value-type="string" office:string-value="" calcext:value-type="error">
            <text:p>#REF!</text:p>
          </table:table-cell>
          <table:table-cell table:style-name="ce48" table:formula="of:=[.K4]*[.K4]*[.H4]" office:value-type="string" office:string-value="" calcext:value-type="error">
            <text:p>#REF!</text:p>
          </table:table-cell>
          <table:table-cell table:style-name="ce48" table:formula="of:=[.$H4]*[.N$2]" office:value-type="string" office:string-value="" calcext:value-type="error">
            <text:p>#DIV/0!</text:p>
          </table:table-cell>
          <table:table-cell table:style-name="ce48" table:formula="of:=[.$H4]*[.O$2]" office:value-type="string" office:string-value="" calcext:value-type="error">
            <text:p>#DIV/0!</text:p>
          </table:table-cell>
          <table:table-cell table:style-name="ce48" table:formula="of:=[.$H4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4" table:number-columns-repeated="3"/>
          <table:table-cell table:style-name="ce48" table:formula="of:=[.E5]/[.F5]" office:value-type="string" office:string-value="" calcext:value-type="error">
            <text:p>#DIV/0!</text:p>
          </table:table-cell>
          <table:table-cell table:style-name="ce48" table:formula="of:=1/SQRT(1.5*([.D5]/1000)/[.G5])" office:value-type="string" office:string-value="" calcext:value-type="error">
            <text:p>#DIV/0!</text:p>
          </table:table-cell>
          <table:table-cell table:style-name="ce48" table:formula="of:=100*1000*8.269933431*[.H5]/[.B5]^2" office:value-type="string" office:string-value="" calcext:value-type="error">
            <text:p>#DIV/0!</text:p>
          </table:table-cell>
          <table:table-cell table:style-name="ce51" table:formula="of:=([.H5]-2*[.G5])/[.H5]" office:value-type="string" office:string-value="" calcext:value-type="error">
            <text:p>#DIV/0!</text:p>
          </table:table-cell>
          <table:table-cell table:style-name="ce48" table:formula="of:=[.C5]/[.H5]" office:value-type="string" office:string-value="" calcext:value-type="error">
            <text:p>#REF!</text:p>
          </table:table-cell>
          <table:table-cell table:style-name="ce48" table:formula="of:=[.K5]*[.B5]" office:value-type="string" office:string-value="" calcext:value-type="error">
            <text:p>#REF!</text:p>
          </table:table-cell>
          <table:table-cell table:style-name="ce48" table:formula="of:=[.K5]*[.K5]*[.H5]" office:value-type="string" office:string-value="" calcext:value-type="error">
            <text:p>#REF!</text:p>
          </table:table-cell>
          <table:table-cell table:style-name="ce48" table:formula="of:=[.$H5]*[.N$2]" office:value-type="string" office:string-value="" calcext:value-type="error">
            <text:p>#DIV/0!</text:p>
          </table:table-cell>
          <table:table-cell table:style-name="ce48" table:formula="of:=[.$H5]*[.O$2]" office:value-type="string" office:string-value="" calcext:value-type="error">
            <text:p>#DIV/0!</text:p>
          </table:table-cell>
          <table:table-cell table:style-name="ce48" table:formula="of:=[.$H5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4" table:number-columns-repeated="3"/>
          <table:table-cell table:style-name="ce48" table:formula="of:=[.E6]/[.F6]" office:value-type="string" office:string-value="" calcext:value-type="error">
            <text:p>#DIV/0!</text:p>
          </table:table-cell>
          <table:table-cell table:style-name="ce48" table:formula="of:=1/SQRT(1.5*([.D6]/1000)/[.G6])" office:value-type="string" office:string-value="" calcext:value-type="error">
            <text:p>#DIV/0!</text:p>
          </table:table-cell>
          <table:table-cell table:style-name="ce48" table:formula="of:=100*1000*8.269933431*[.H6]/[.B6]^2" office:value-type="string" office:string-value="" calcext:value-type="error">
            <text:p>#DIV/0!</text:p>
          </table:table-cell>
          <table:table-cell table:style-name="ce51" table:formula="of:=([.H6]-2*[.G6])/[.H6]" office:value-type="string" office:string-value="" calcext:value-type="error">
            <text:p>#DIV/0!</text:p>
          </table:table-cell>
          <table:table-cell table:style-name="ce48" table:formula="of:=[.C6]/[.H6]" office:value-type="string" office:string-value="" calcext:value-type="error">
            <text:p>#REF!</text:p>
          </table:table-cell>
          <table:table-cell table:style-name="ce48" table:formula="of:=[.K6]*[.B6]" office:value-type="string" office:string-value="" calcext:value-type="error">
            <text:p>#REF!</text:p>
          </table:table-cell>
          <table:table-cell table:style-name="ce48" table:formula="of:=[.K6]*[.K6]*[.H6]" office:value-type="string" office:string-value="" calcext:value-type="error">
            <text:p>#REF!</text:p>
          </table:table-cell>
          <table:table-cell table:style-name="ce48" table:formula="of:=[.$H6]*[.N$2]" office:value-type="string" office:string-value="" calcext:value-type="error">
            <text:p>#DIV/0!</text:p>
          </table:table-cell>
          <table:table-cell table:style-name="ce48" table:formula="of:=[.$H6]*[.O$2]" office:value-type="string" office:string-value="" calcext:value-type="error">
            <text:p>#DIV/0!</text:p>
          </table:table-cell>
          <table:table-cell table:style-name="ce48" table:formula="of:=[.$H6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4]" office:value-type="string" office:string-value="Turnigy Aerodrive SK3 - 4250-350kv" calcext:value-type="string">
            <text:p>Turnigy Aerodrive SK3 - 4250-350kv</text:p>
          </table:table-cell>
          <table:table-cell table:style-name="ce1" table:formula="of:=[$Motors.B4]" office:value-type="float" office:value="350" calcext:value-type="float">
            <text:p>350</text:p>
          </table:table-cell>
          <table:table-cell table:style-name="ce1" table:formula="of:=[$Motors.C4]" office:value-type="float" office:value="50" calcext:value-type="float">
            <text:p>50</text:p>
          </table:table-cell>
          <table:table-cell table:style-name="ce14" table:number-columns-repeated="3"/>
          <table:table-cell table:style-name="ce48" table:formula="of:=[.E7]/[.F7]" office:value-type="string" office:string-value="" calcext:value-type="error">
            <text:p>#DIV/0!</text:p>
          </table:table-cell>
          <table:table-cell table:style-name="ce48" table:formula="of:=1/SQRT(1.5*([.D7]/1000)/[.G7])" office:value-type="string" office:string-value="" calcext:value-type="error">
            <text:p>#DIV/0!</text:p>
          </table:table-cell>
          <table:table-cell table:style-name="ce48" table:formula="of:=100*1000*8.269933431*[.H7]/[.B7]^2" office:value-type="string" office:string-value="" calcext:value-type="error">
            <text:p>#DIV/0!</text:p>
          </table:table-cell>
          <table:table-cell table:style-name="ce51" table:formula="of:=([.H7]-2*[.G7])/[.H7]" office:value-type="string" office:string-value="" calcext:value-type="error">
            <text:p>#DIV/0!</text:p>
          </table:table-cell>
          <table:table-cell table:style-name="ce48" table:formula="of:=[.C7]/[.H7]" office:value-type="string" office:string-value="" calcext:value-type="error">
            <text:p>#DIV/0!</text:p>
          </table:table-cell>
          <table:table-cell table:style-name="ce48" table:formula="of:=[.K7]*[.B7]" office:value-type="string" office:string-value="" calcext:value-type="error">
            <text:p>#DIV/0!</text:p>
          </table:table-cell>
          <table:table-cell table:style-name="ce48" table:formula="of:=[.K7]*[.K7]*[.H7]" office:value-type="string" office:string-value="" calcext:value-type="error">
            <text:p>#DIV/0!</text:p>
          </table:table-cell>
          <table:table-cell table:style-name="ce48" table:formula="of:=[.$H7]*[.N$2]" office:value-type="string" office:string-value="" calcext:value-type="error">
            <text:p>#DIV/0!</text:p>
          </table:table-cell>
          <table:table-cell table:style-name="ce48" table:formula="of:=[.$H7]*[.O$2]" office:value-type="string" office:string-value="" calcext:value-type="error">
            <text:p>#DIV/0!</text:p>
          </table:table-cell>
          <table:table-cell table:style-name="ce48" table:formula="of:=[.$H7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6]" office:value-type="string" office:string-value="Turnigy Aerodrive SK3 - 5065-275kv" calcext:value-type="string">
            <text:p>Turnigy Aerodrive SK3 - 5065-275kv</text:p>
          </table:table-cell>
          <table:table-cell table:style-name="ce1" table:formula="of:=[$Motors.B6]" office:value-type="float" office:value="275" calcext:value-type="float">
            <text:p>275</text:p>
          </table:table-cell>
          <table:table-cell table:style-name="ce1" table:formula="of:=[$Motors.C6]" office:value-type="float" office:value="60" calcext:value-type="float">
            <text:p>60</text:p>
          </table:table-cell>
          <table:table-cell table:style-name="ce14" table:number-columns-repeated="3"/>
          <table:table-cell table:style-name="ce48" table:formula="of:=[.E8]/[.F8]" office:value-type="string" office:string-value="" calcext:value-type="error">
            <text:p>#DIV/0!</text:p>
          </table:table-cell>
          <table:table-cell table:style-name="ce48" table:formula="of:=1/SQRT(1.5*([.D8]/1000)/[.G8])" office:value-type="string" office:string-value="" calcext:value-type="error">
            <text:p>#DIV/0!</text:p>
          </table:table-cell>
          <table:table-cell table:style-name="ce48" table:formula="of:=100*1000*8.269933431*[.H8]/[.B8]^2" office:value-type="string" office:string-value="" calcext:value-type="error">
            <text:p>#DIV/0!</text:p>
          </table:table-cell>
          <table:table-cell table:style-name="ce51" table:formula="of:=([.H8]-2*[.G8])/[.H8]" office:value-type="string" office:string-value="" calcext:value-type="error">
            <text:p>#DIV/0!</text:p>
          </table:table-cell>
          <table:table-cell table:style-name="ce48" table:formula="of:=[.C8]/[.H8]" office:value-type="string" office:string-value="" calcext:value-type="error">
            <text:p>#DIV/0!</text:p>
          </table:table-cell>
          <table:table-cell table:style-name="ce48" table:formula="of:=[.K8]*[.B8]" office:value-type="string" office:string-value="" calcext:value-type="error">
            <text:p>#DIV/0!</text:p>
          </table:table-cell>
          <table:table-cell table:style-name="ce48" table:formula="of:=[.K8]*[.K8]*[.H8]" office:value-type="string" office:string-value="" calcext:value-type="error">
            <text:p>#DIV/0!</text:p>
          </table:table-cell>
          <table:table-cell table:style-name="ce48" table:formula="of:=[.$H8]*[.N$2]" office:value-type="string" office:string-value="" calcext:value-type="error">
            <text:p>#DIV/0!</text:p>
          </table:table-cell>
          <table:table-cell table:style-name="ce48" table:formula="of:=[.$H8]*[.O$2]" office:value-type="string" office:string-value="" calcext:value-type="error">
            <text:p>#DIV/0!</text:p>
          </table:table-cell>
          <table:table-cell table:style-name="ce48" table:formula="of:=[.$H8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4" table:number-columns-repeated="3"/>
          <table:table-cell table:style-name="ce48" table:formula="of:=[.E9]/[.F9]" office:value-type="string" office:string-value="" calcext:value-type="error">
            <text:p>#DIV/0!</text:p>
          </table:table-cell>
          <table:table-cell table:style-name="ce48" table:formula="of:=1/SQRT(1.5*([.D9]/1000)/[.G9])" office:value-type="string" office:string-value="" calcext:value-type="error">
            <text:p>#DIV/0!</text:p>
          </table:table-cell>
          <table:table-cell table:style-name="ce48" table:formula="of:=100*1000*8.269933431*[.H9]/[.B9]^2" office:value-type="string" office:string-value="" calcext:value-type="error">
            <text:p>#DIV/0!</text:p>
          </table:table-cell>
          <table:table-cell table:style-name="ce51" table:formula="of:=([.H9]-2*[.G9])/[.H9]" office:value-type="string" office:string-value="" calcext:value-type="error">
            <text:p>#DIV/0!</text:p>
          </table:table-cell>
          <table:table-cell table:style-name="ce48" table:formula="of:=[.C9]/[.H9]" office:value-type="string" office:string-value="" calcext:value-type="error">
            <text:p>#REF!</text:p>
          </table:table-cell>
          <table:table-cell table:style-name="ce48" table:formula="of:=[.K9]*[.B9]" office:value-type="string" office:string-value="" calcext:value-type="error">
            <text:p>#REF!</text:p>
          </table:table-cell>
          <table:table-cell table:style-name="ce48" table:formula="of:=[.K9]*[.K9]*[.H9]" office:value-type="string" office:string-value="" calcext:value-type="error">
            <text:p>#REF!</text:p>
          </table:table-cell>
          <table:table-cell table:style-name="ce48" table:formula="of:=[.$H9]*[.N$2]" office:value-type="string" office:string-value="" calcext:value-type="error">
            <text:p>#DIV/0!</text:p>
          </table:table-cell>
          <table:table-cell table:style-name="ce48" table:formula="of:=[.$H9]*[.O$2]" office:value-type="string" office:string-value="" calcext:value-type="error">
            <text:p>#DIV/0!</text:p>
          </table:table-cell>
          <table:table-cell table:style-name="ce48" table:formula="of:=[.$H9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7]" office:value-type="string" office:string-value="ODrive Robotics D5065 - 270kv " calcext:value-type="string">
            <text:p>ODrive Robotics D5065 - 270kv </text:p>
          </table:table-cell>
          <table:table-cell table:style-name="ce1" table:formula="of:=[$Motors.B7]" office:value-type="float" office:value="270" calcext:value-type="float">
            <text:p>270</text:p>
          </table:table-cell>
          <table:table-cell table:style-name="ce1" table:formula="of:=[$Motors.C7]" office:value-type="float" office:value="65" calcext:value-type="float">
            <text:p>65</text:p>
          </table:table-cell>
          <table:table-cell table:style-name="ce14" table:number-columns-repeated="3"/>
          <table:table-cell table:style-name="ce48" table:formula="of:=[.E10]/[.F10]" office:value-type="string" office:string-value="" calcext:value-type="error">
            <text:p>#DIV/0!</text:p>
          </table:table-cell>
          <table:table-cell table:style-name="ce48" table:formula="of:=1/SQRT(1.5*([.D10]/1000)/[.G10])" office:value-type="string" office:string-value="" calcext:value-type="error">
            <text:p>#DIV/0!</text:p>
          </table:table-cell>
          <table:table-cell table:style-name="ce48" table:formula="of:=100*1000*8.269933431*[.H10]/[.B10]^2" office:value-type="string" office:string-value="" calcext:value-type="error">
            <text:p>#DIV/0!</text:p>
          </table:table-cell>
          <table:table-cell table:style-name="ce51" table:formula="of:=([.H10]-2*[.G10])/[.H10]" office:value-type="string" office:string-value="" calcext:value-type="error">
            <text:p>#DIV/0!</text:p>
          </table:table-cell>
          <table:table-cell table:style-name="ce48" table:formula="of:=[.C10]/[.H10]" office:value-type="string" office:string-value="" calcext:value-type="error">
            <text:p>#DIV/0!</text:p>
          </table:table-cell>
          <table:table-cell table:style-name="ce48" table:formula="of:=[.K10]*[.B10]" office:value-type="string" office:string-value="" calcext:value-type="error">
            <text:p>#DIV/0!</text:p>
          </table:table-cell>
          <table:table-cell table:style-name="ce48" table:formula="of:=[.K10]*[.K10]*[.H10]" office:value-type="string" office:string-value="" calcext:value-type="error">
            <text:p>#DIV/0!</text:p>
          </table:table-cell>
          <table:table-cell table:style-name="ce48" table:formula="of:=[.$H10]*[.N$2]" office:value-type="string" office:string-value="" calcext:value-type="error">
            <text:p>#DIV/0!</text:p>
          </table:table-cell>
          <table:table-cell table:style-name="ce48" table:formula="of:=[.$H10]*[.O$2]" office:value-type="string" office:string-value="" calcext:value-type="error">
            <text:p>#DIV/0!</text:p>
          </table:table-cell>
          <table:table-cell table:style-name="ce48" table:formula="of:=[.$H10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" table:formula="of:=#REF!" office:value-type="string" office:string-value="" calcext:value-type="error">
            <text:p>#REF!</text:p>
          </table:table-cell>
          <table:table-cell table:style-name="ce14" table:number-columns-repeated="3"/>
          <table:table-cell table:style-name="ce48" table:formula="of:=[.E11]/[.F11]" office:value-type="string" office:string-value="" calcext:value-type="error">
            <text:p>#DIV/0!</text:p>
          </table:table-cell>
          <table:table-cell table:style-name="ce48" table:formula="of:=1/SQRT(1.5*([.D11]/1000)/[.G11])" office:value-type="string" office:string-value="" calcext:value-type="error">
            <text:p>#DIV/0!</text:p>
          </table:table-cell>
          <table:table-cell table:style-name="ce48" table:formula="of:=100*1000*8.269933431*[.H11]/[.B11]^2" office:value-type="string" office:string-value="" calcext:value-type="error">
            <text:p>#DIV/0!</text:p>
          </table:table-cell>
          <table:table-cell table:style-name="ce51" table:formula="of:=([.H11]-2*[.G11])/[.H11]" office:value-type="string" office:string-value="" calcext:value-type="error">
            <text:p>#DIV/0!</text:p>
          </table:table-cell>
          <table:table-cell table:style-name="ce48" table:formula="of:=[.C11]/[.H11]" office:value-type="string" office:string-value="" calcext:value-type="error">
            <text:p>#REF!</text:p>
          </table:table-cell>
          <table:table-cell table:style-name="ce48" table:formula="of:=[.K11]*[.B11]" office:value-type="string" office:string-value="" calcext:value-type="error">
            <text:p>#REF!</text:p>
          </table:table-cell>
          <table:table-cell table:style-name="ce48" table:formula="of:=[.K11]*[.K11]*[.H11]" office:value-type="string" office:string-value="" calcext:value-type="error">
            <text:p>#REF!</text:p>
          </table:table-cell>
          <table:table-cell table:style-name="ce48" table:formula="of:=[.$H11]*[.N$2]" office:value-type="string" office:string-value="" calcext:value-type="error">
            <text:p>#DIV/0!</text:p>
          </table:table-cell>
          <table:table-cell table:style-name="ce48" table:formula="of:=[.$H11]*[.O$2]" office:value-type="string" office:string-value="" calcext:value-type="error">
            <text:p>#DIV/0!</text:p>
          </table:table-cell>
          <table:table-cell table:style-name="ce48" table:formula="of:=[.$H11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9]" office:value-type="string" office:string-value="ODrive Robotics D6374 - 150kv" calcext:value-type="string">
            <text:p>ODrive Robotics D6374 - 150kv</text:p>
          </table:table-cell>
          <table:table-cell table:style-name="ce1" table:formula="of:=[$Motors.B9]" office:value-type="float" office:value="150" calcext:value-type="float">
            <text:p>150</text:p>
          </table:table-cell>
          <table:table-cell table:style-name="ce1" table:formula="of:=[$Motors.C9]" office:value-type="float" office:value="70" calcext:value-type="float">
            <text:p>70</text:p>
          </table:table-cell>
          <table:table-cell table:style-name="ce14" table:number-columns-repeated="3"/>
          <table:table-cell table:style-name="ce48" table:formula="of:=[.E12]/[.F12]" office:value-type="string" office:string-value="" calcext:value-type="error">
            <text:p>#DIV/0!</text:p>
          </table:table-cell>
          <table:table-cell table:style-name="ce48" table:formula="of:=1/SQRT(1.5*([.D12]/1000)/[.G12])" office:value-type="string" office:string-value="" calcext:value-type="error">
            <text:p>#DIV/0!</text:p>
          </table:table-cell>
          <table:table-cell table:style-name="ce48" table:formula="of:=100*1000*8.269933431*[.H12]/[.B12]^2" office:value-type="string" office:string-value="" calcext:value-type="error">
            <text:p>#DIV/0!</text:p>
          </table:table-cell>
          <table:table-cell table:style-name="ce51" table:formula="of:=([.H12]-2*[.G12])/[.H12]" office:value-type="string" office:string-value="" calcext:value-type="error">
            <text:p>#DIV/0!</text:p>
          </table:table-cell>
          <table:table-cell table:style-name="ce48" table:formula="of:=[.C12]/[.H12]" office:value-type="string" office:string-value="" calcext:value-type="error">
            <text:p>#DIV/0!</text:p>
          </table:table-cell>
          <table:table-cell table:style-name="ce48" table:formula="of:=[.K12]*[.B12]" office:value-type="string" office:string-value="" calcext:value-type="error">
            <text:p>#DIV/0!</text:p>
          </table:table-cell>
          <table:table-cell table:style-name="ce48" table:formula="of:=[.K12]*[.K12]*[.H12]" office:value-type="string" office:string-value="" calcext:value-type="error">
            <text:p>#DIV/0!</text:p>
          </table:table-cell>
          <table:table-cell table:style-name="ce48" table:formula="of:=[.$H12]*[.N$2]" office:value-type="string" office:string-value="" calcext:value-type="error">
            <text:p>#DIV/0!</text:p>
          </table:table-cell>
          <table:table-cell table:style-name="ce48" table:formula="of:=[.$H12]*[.O$2]" office:value-type="string" office:string-value="" calcext:value-type="error">
            <text:p>#DIV/0!</text:p>
          </table:table-cell>
          <table:table-cell table:style-name="ce48" table:formula="of:=[.$H12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10]" office:value-type="string" office:string-value="Turnigy Aerodrive SK3 - 6374-149kv" calcext:value-type="string">
            <text:p>Turnigy Aerodrive SK3 - 6374-149kv</text:p>
          </table:table-cell>
          <table:table-cell table:style-name="ce1" table:formula="of:=[$Motors.B10]" office:value-type="float" office:value="149" calcext:value-type="float">
            <text:p>149</text:p>
          </table:table-cell>
          <table:table-cell table:style-name="ce1" table:formula="of:=[$Motors.C10]" office:value-type="float" office:value="68" calcext:value-type="float">
            <text:p>68</text:p>
          </table:table-cell>
          <table:table-cell table:style-name="ce14" table:number-columns-repeated="3"/>
          <table:table-cell table:style-name="ce48" table:formula="of:=[.E13]/[.F13]" office:value-type="string" office:string-value="" calcext:value-type="error">
            <text:p>#DIV/0!</text:p>
          </table:table-cell>
          <table:table-cell table:style-name="ce48" table:formula="of:=1/SQRT(1.5*([.D13]/1000)/[.G13])" office:value-type="string" office:string-value="" calcext:value-type="error">
            <text:p>#DIV/0!</text:p>
          </table:table-cell>
          <table:table-cell table:style-name="ce48" table:formula="of:=100*1000*8.269933431*[.H13]/[.B13]^2" office:value-type="string" office:string-value="" calcext:value-type="error">
            <text:p>#DIV/0!</text:p>
          </table:table-cell>
          <table:table-cell table:style-name="ce51" table:formula="of:=([.H13]-2*[.G13])/[.H13]" office:value-type="string" office:string-value="" calcext:value-type="error">
            <text:p>#DIV/0!</text:p>
          </table:table-cell>
          <table:table-cell table:style-name="ce48" table:formula="of:=[.C13]/[.H13]" office:value-type="string" office:string-value="" calcext:value-type="error">
            <text:p>#DIV/0!</text:p>
          </table:table-cell>
          <table:table-cell table:style-name="ce48" table:formula="of:=[.K13]*[.B13]" office:value-type="string" office:string-value="" calcext:value-type="error">
            <text:p>#DIV/0!</text:p>
          </table:table-cell>
          <table:table-cell table:style-name="ce48" table:formula="of:=[.K13]*[.K13]*[.H13]" office:value-type="string" office:string-value="" calcext:value-type="error">
            <text:p>#DIV/0!</text:p>
          </table:table-cell>
          <table:table-cell table:style-name="ce48" table:formula="of:=[.$H13]*[.N$2]" office:value-type="string" office:string-value="" calcext:value-type="error">
            <text:p>#DIV/0!</text:p>
          </table:table-cell>
          <table:table-cell table:style-name="ce48" table:formula="of:=[.$H13]*[.O$2]" office:value-type="string" office:string-value="" calcext:value-type="error">
            <text:p>#DIV/0!</text:p>
          </table:table-cell>
          <table:table-cell table:style-name="ce48" table:formula="of:=[.$H13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8]" office:value-type="string" office:string-value="KEDA 63-64 190KV" calcext:value-type="string">
            <text:p>KEDA 63-64 190KV</text:p>
          </table:table-cell>
          <table:table-cell table:style-name="ce1" table:formula="of:=[$Motors.B8]" office:value-type="float" office:value="190" calcext:value-type="float">
            <text:p>190</text:p>
          </table:table-cell>
          <table:table-cell table:style-name="ce1" table:formula="of:=[$Motors.C8]" office:value-type="float" office:value="50" calcext:value-type="float">
            <text:p>50</text:p>
          </table:table-cell>
          <table:table-cell table:style-name="ce14" table:number-columns-repeated="3"/>
          <table:table-cell table:style-name="ce48" table:formula="of:=[.E14]/[.F14]" office:value-type="string" office:string-value="" calcext:value-type="error">
            <text:p>#DIV/0!</text:p>
          </table:table-cell>
          <table:table-cell table:style-name="ce48" table:formula="of:=1/SQRT(1.5*([.D14]/1000)/[.G14])" office:value-type="string" office:string-value="" calcext:value-type="error">
            <text:p>#DIV/0!</text:p>
          </table:table-cell>
          <table:table-cell table:style-name="ce48" table:formula="of:=100*1000*8.269933431*[.H14]/[.B14]^2" office:value-type="string" office:string-value="" calcext:value-type="error">
            <text:p>#DIV/0!</text:p>
          </table:table-cell>
          <table:table-cell table:style-name="ce51" table:formula="of:=([.H14]-2*[.G14])/[.H14]" office:value-type="string" office:string-value="" calcext:value-type="error">
            <text:p>#DIV/0!</text:p>
          </table:table-cell>
          <table:table-cell table:style-name="ce48" table:formula="of:=[.C14]/[.H14]" office:value-type="string" office:string-value="" calcext:value-type="error">
            <text:p>#DIV/0!</text:p>
          </table:table-cell>
          <table:table-cell table:style-name="ce48" table:formula="of:=[.K14]*[.B14]" office:value-type="string" office:string-value="" calcext:value-type="error">
            <text:p>#DIV/0!</text:p>
          </table:table-cell>
          <table:table-cell table:style-name="ce48" table:formula="of:=[.K14]*[.K14]*[.H14]" office:value-type="string" office:string-value="" calcext:value-type="error">
            <text:p>#DIV/0!</text:p>
          </table:table-cell>
          <table:table-cell table:style-name="ce48" table:formula="of:=[.$H14]*[.N$2]" office:value-type="string" office:string-value="" calcext:value-type="error">
            <text:p>#DIV/0!</text:p>
          </table:table-cell>
          <table:table-cell table:style-name="ce48" table:formula="of:=[.$H14]*[.O$2]" office:value-type="string" office:string-value="" calcext:value-type="error">
            <text:p>#DIV/0!</text:p>
          </table:table-cell>
          <table:table-cell table:style-name="ce48" table:formula="of:=[.$H14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11]" office:value-type="string" office:string-value="9235-100KV Turnigy Multistar" calcext:value-type="string">
            <text:p>9235-100KV Turnigy Multistar</text:p>
          </table:table-cell>
          <table:table-cell table:style-name="ce1" table:formula="of:=[$Motors.B11]" office:value-type="float" office:value="100" calcext:value-type="float">
            <text:p>100</text:p>
          </table:table-cell>
          <table:table-cell table:style-name="ce1" table:formula="of:=[$Motors.C11]" office:value-type="float" office:value="57" calcext:value-type="float">
            <text:p>57</text:p>
          </table:table-cell>
          <table:table-cell table:style-name="ce14" table:number-columns-repeated="3"/>
          <table:table-cell table:style-name="ce48" table:formula="of:=[.E15]/[.F15]" office:value-type="string" office:string-value="" calcext:value-type="error">
            <text:p>#DIV/0!</text:p>
          </table:table-cell>
          <table:table-cell table:style-name="ce48" table:formula="of:=1/SQRT(1.5*([.D15]/1000)/[.G15])" office:value-type="string" office:string-value="" calcext:value-type="error">
            <text:p>#DIV/0!</text:p>
          </table:table-cell>
          <table:table-cell table:style-name="ce48" table:formula="of:=100*1000*8.269933431*[.H15]/[.B15]^2" office:value-type="string" office:string-value="" calcext:value-type="error">
            <text:p>#DIV/0!</text:p>
          </table:table-cell>
          <table:table-cell table:style-name="ce51" table:formula="of:=([.H15]-2*[.G15])/[.H15]" office:value-type="string" office:string-value="" calcext:value-type="error">
            <text:p>#DIV/0!</text:p>
          </table:table-cell>
          <table:table-cell table:style-name="ce48" table:formula="of:=[.C15]/[.H15]" office:value-type="string" office:string-value="" calcext:value-type="error">
            <text:p>#DIV/0!</text:p>
          </table:table-cell>
          <table:table-cell table:style-name="ce48" table:formula="of:=[.K15]*[.B15]" office:value-type="string" office:string-value="" calcext:value-type="error">
            <text:p>#DIV/0!</text:p>
          </table:table-cell>
          <table:table-cell table:style-name="ce48" table:formula="of:=[.K15]*[.K15]*[.H15]" office:value-type="string" office:string-value="" calcext:value-type="error">
            <text:p>#DIV/0!</text:p>
          </table:table-cell>
          <table:table-cell table:style-name="ce48" table:formula="of:=[.$H15]*[.N$2]" office:value-type="string" office:string-value="" calcext:value-type="error">
            <text:p>#DIV/0!</text:p>
          </table:table-cell>
          <table:table-cell table:style-name="ce48" table:formula="of:=[.$H15]*[.O$2]" office:value-type="string" office:string-value="" calcext:value-type="error">
            <text:p>#DIV/0!</text:p>
          </table:table-cell>
          <table:table-cell table:style-name="ce48" table:formula="of:=[.$H15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style-name="ce2" table:formula="of:=[$Motors.A12]" office:value-type="string" office:string-value="Hoverboard Hub-motor" calcext:value-type="string">
            <text:p>Hoverboard Hub-motor</text:p>
          </table:table-cell>
          <table:table-cell table:style-name="ce1" table:formula="of:=[$Motors.B12]" office:value-type="float" office:value="16" calcext:value-type="float">
            <text:p>16</text:p>
          </table:table-cell>
          <table:table-cell table:style-name="ce1" table:formula="of:=[$Motors.C12]" office:value-type="float" office:value="25" calcext:value-type="float">
            <text:p>25</text:p>
          </table:table-cell>
          <table:table-cell table:style-name="ce14" table:number-columns-repeated="3"/>
          <table:table-cell table:style-name="ce48" table:formula="of:=[.E16]/[.F16]" office:value-type="string" office:string-value="" calcext:value-type="error">
            <text:p>#DIV/0!</text:p>
          </table:table-cell>
          <table:table-cell table:style-name="ce48" table:formula="of:=1/SQRT(1.5*([.D16]/1000)/[.G16])" office:value-type="string" office:string-value="" calcext:value-type="error">
            <text:p>#DIV/0!</text:p>
          </table:table-cell>
          <table:table-cell table:style-name="ce48" table:formula="of:=100*1000*8.269933431*[.H16]/[.B16]^2" office:value-type="string" office:string-value="" calcext:value-type="error">
            <text:p>#DIV/0!</text:p>
          </table:table-cell>
          <table:table-cell table:style-name="ce51" table:formula="of:=([.H16]-2*[.G16])/[.H16]" office:value-type="string" office:string-value="" calcext:value-type="error">
            <text:p>#DIV/0!</text:p>
          </table:table-cell>
          <table:table-cell table:style-name="ce48" table:formula="of:=[.C16]/[.H16]" office:value-type="string" office:string-value="" calcext:value-type="error">
            <text:p>#DIV/0!</text:p>
          </table:table-cell>
          <table:table-cell table:style-name="ce48" table:formula="of:=[.K16]*[.B16]" office:value-type="string" office:string-value="" calcext:value-type="error">
            <text:p>#DIV/0!</text:p>
          </table:table-cell>
          <table:table-cell table:style-name="ce48" table:formula="of:=[.K16]*[.K16]*[.H16]" office:value-type="string" office:string-value="" calcext:value-type="error">
            <text:p>#DIV/0!</text:p>
          </table:table-cell>
          <table:table-cell table:style-name="ce48" table:formula="of:=[.$H16]*[.N$2]" office:value-type="string" office:string-value="" calcext:value-type="error">
            <text:p>#DIV/0!</text:p>
          </table:table-cell>
          <table:table-cell table:style-name="ce48" table:formula="of:=[.$H16]*[.O$2]" office:value-type="string" office:string-value="" calcext:value-type="error">
            <text:p>#DIV/0!</text:p>
          </table:table-cell>
          <table:table-cell table:style-name="ce48" table:formula="of:=[.$H16]*[.P$2]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969">
          <table:table-cell table:number-columns-repeated="3"/>
          <table:table-cell table:style-name="ce18"/>
          <table:table-cell table:number-columns-repeated="1020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6.35mm" fo:margin-right="6.35m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23:49:23.640344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s" style:display-name="PageStyle_Mo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rque_20_derating" style:display-name="PageStyle_Torque derat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I" style:display-name="PageStyle_Mo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jectories" style:display-name="PageStyle_Trajecto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fficiency" style:display-name="PageStyle_Efficienc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4-16T00:10:39.938624540</dc:date>
    <meta:editing-duration>PT21M37S</meta:editing-duration>
    <meta:editing-cycles>6</meta:editing-cycles>
    <meta:document-statistic meta:table-count="5" meta:cell-count="79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2pt" style:font-size-asian="12pt" style:font-size-complex="12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298cm" svg:height="10.134cm" xlink:href=".." xlink:type="simple" chart:class="chart:scatter" chart:style-name="ch1">
        <chart:plot-area chart:style-name="ch2" table:cell-range-address="Motors.E3:Motors.E11 Motors.H3:Motors.H11" svg:x="1.481cm" svg:y="0.723cm" svg:width="13.982cm" svg:height="7.906cm">
          <chartooo:coordinate-region svg:x="2.393cm" svg:y="0.975cm" svg:width="12.751cm" svg:height="7.007cm"/>
          <chart:axis chart:dimension="x" chart:name="primary-x" chart:style-name="ch3">
            <chart:title svg:x="7.707cm" svg:y="8.832cm" chart:style-name="ch4">
              <text:p>Price ($)</text:p>
            </chart:title>
            <chart:grid chart:style-name="ch5" chart:class="major"/>
          </chart:axis>
          <chart:axis chart:dimension="y" chart:name="primary-y" chart:style-name="ch6">
            <chart:title svg:x="0.399cm" svg:y="6.049cm" chart:style-name="ch7">
              <text:p>Torque (Nm)</text:p>
            </chart:title>
            <chart:grid chart:style-name="ch5" chart:class="major"/>
          </chart:axis>
          <chart:series chart:style-name="ch8" chart:values-cell-range-address="Motors.H3:Motors.H11" chart:class="chart:scatter">
            <chart:domain table:cell-range-address="Motors.E3:Motors.E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Motors.E3:Motors.E11</svg:desc>
                </draw:g>
              </table:table-cell>
              <table:table-cell office:value-type="float" office:value="0.626510108409091">
                <text:p>0.626510108409091</text:p>
                <draw:g>
                  <svg:desc>Motors.H3:Motors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1.18141906157143">
                <text:p>1.181419061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.25302021681818">
                <text:p>1.253020216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.80434911221818">
                <text:p>1.8043491122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.99090990005556">
                <text:p>1.9909099000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.17629827131579">
                <text:p>2.1762982713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3.8593022678">
                <text:p>3.8593022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.77419780743624">
                <text:p>3.77419780743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4.71386205567">
                <text:p>4.71386205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40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2pt" style:font-size-asian="12pt" style:font-size-complex="12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7.463cm" svg:height="10.134cm" xlink:href=".." xlink:type="simple" chart:class="chart:scatter" chart:style-name="ch1">
        <chart:plot-area chart:style-name="ch2" table:cell-range-address="Motors.E3:Motors.E14 Motors.P3:Motors.P14" svg:x="1.468cm" svg:y="0.722cm" svg:width="15.093cm" svg:height="7.907cm">
          <chartooo:coordinate-region svg:x="2.777cm" svg:y="0.975cm" svg:width="13.465cm" svg:height="7.007cm"/>
          <chart:axis chart:dimension="x" chart:name="primary-x" chart:style-name="ch3">
            <chart:title svg:x="8.249cm" svg:y="8.832cm" chart:style-name="ch4">
              <text:p>Price ($)</text:p>
            </chart:title>
            <chart:grid chart:style-name="ch5" chart:class="major"/>
          </chart:axis>
          <chart:axis chart:dimension="y" chart:name="primary-y" chart:style-name="ch6">
            <chart:title svg:x="0.362cm" svg:y="5.836cm" chart:style-name="ch7">
              <text:p>Power (W)</text:p>
            </chart:title>
            <chart:grid chart:style-name="ch5" chart:class="major"/>
          </chart:axis>
          <chart:series chart:style-name="ch8" chart:values-cell-range-address="Motors.P3:Motors.P14" chart:class="chart:scatter">
            <chart:domain table:cell-range-address="Motors.E3:Motors.E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Motors.E3:Motors.E14</svg:desc>
                </draw:g>
              </table:table-cell>
              <table:table-cell office:value-type="float" office:value="519.615242250125">
                <text:p>519.615242250125</text:p>
                <draw:g>
                  <svg:desc>Motors.P3:Motors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866.025403750209">
                <text:p>866.025403750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039.23048450025">
                <text:p>1039.23048450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1247.0765814003">
                <text:p>1247.0765814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350.99962985033">
                <text:p>1350.99962985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039.23048450025">
                <text:p>1039.23048450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454.92267830035">
                <text:p>1454.9226783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13.35345892034">
                <text:p>1413.35345892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184.72275233028">
                <text:p>1184.72275233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19.615242250125">
                <text:p>519.615242250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2pt" style:font-size-asian="12pt" style:font-size-complex="12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cc" draw:fill-color="#3366cc"/>
      <style:text-properties style:text-position="0% 100%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298cm" svg:height="10.134cm" xlink:href=".." xlink:type="simple" chart:class="chart:scatter" chart:style-name="ch1">
        <chart:plot-area chart:style-name="ch2" table:cell-range-address="Motors.F3:Motors.F11 Motors.H3:Motors.H11" svg:x="1.481cm" svg:y="0.723cm" svg:width="14.009cm" svg:height="7.906cm">
          <chartooo:coordinate-region svg:x="2.393cm" svg:y="0.975cm" svg:width="12.672cm" svg:height="7.007cm"/>
          <chart:axis chart:dimension="x" chart:name="primary-x" chart:style-name="ch3">
            <chart:title svg:x="7.534cm" svg:y="8.832cm" chart:style-name="ch4">
              <text:p>Weight (g)</text:p>
            </chart:title>
            <chart:grid chart:style-name="ch5" chart:class="major"/>
          </chart:axis>
          <chart:axis chart:dimension="y" chart:name="primary-y" chart:style-name="ch6">
            <chart:title svg:x="0.399cm" svg:y="6.049cm" chart:style-name="ch7">
              <text:p>Torque (Nm)</text:p>
            </chart:title>
            <chart:grid chart:style-name="ch5" chart:class="major"/>
          </chart:axis>
          <chart:series chart:style-name="ch8" chart:values-cell-range-address="Motors.H3:Motors.H11" chart:class="chart:scatter">
            <chart:domain table:cell-range-address="Motors.F3:Motors.F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Motors.F3:Motors.F11</svg:desc>
                </draw:g>
              </table:table-cell>
              <table:table-cell office:value-type="float" office:value="0.626510108409091">
                <text:p>0.626510108409091</text:p>
                <draw:g>
                  <svg:desc>Motors.H3:Motors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  <table:table-cell office:value-type="float" office:value="1.18141906157143">
                <text:p>1.181419061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0">
                <text:p>230</text:p>
              </table:table-cell>
              <table:table-cell office:value-type="float" office:value="1.25302021681818">
                <text:p>1.253020216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0">
                <text:p>530</text:p>
              </table:table-cell>
              <table:table-cell office:value-type="float" office:value="1.80434911221818">
                <text:p>1.8043491122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0">
                <text:p>420</text:p>
              </table:table-cell>
              <table:table-cell office:value-type="float" office:value="1.99090990005556">
                <text:p>1.9909099000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0">
                <text:p>670</text:p>
              </table:table-cell>
              <table:table-cell office:value-type="float" office:value="2.17629827131579">
                <text:p>2.1762982713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0">
                <text:p>890</text:p>
              </table:table-cell>
              <table:table-cell office:value-type="float" office:value="3.8593022678">
                <text:p>3.8593022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0">
                <text:p>840</text:p>
              </table:table-cell>
              <table:table-cell office:value-type="float" office:value="3.77419780743624">
                <text:p>3.77419780743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4">
                <text:p>674</text:p>
              </table:table-cell>
              <table:table-cell office:value-type="float" office:value="4.71386205567">
                <text:p>4.713862055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449cm" svg:height="12.01cm" xlink:href=".." xlink:type="simple" chart:class="chart:line" chart:style-name="ch1">
        <chart:legend chart:legend-position="end" svg:x="16.524cm" svg:y="5.208cm" style:legend-expansion="high" chart:style-name="ch2"/>
        <chart:plot-area chart:style-name="ch3" table:cell-range-address="'Torque derating'.A1:'Torque derating'.D41" chart:data-source-has-labels="both" svg:x="1.448cm" svg:y="0.24cm" svg:width="14.688cm" svg:height="10.5cm">
          <chartooo:coordinate-region svg:x="2.264cm" svg:y="0.24cm" svg:width="13.872cm" svg:height="9.096cm"/>
          <chart:axis chart:dimension="x" chart:name="primary-x" chart:style-name="ch4" chartooo:axis-type="text">
            <chart:title svg:x="4.944cm" svg:y="10.981cm" chart:style-name="ch5">
              <text:p>Normalized Speed = Kv * Bus voltage (rpm)</text:p>
            </chart:title>
            <chart:categories table:cell-range-address="'Torque derating'.A2:'Torque derating'.A41"/>
          </chart:axis>
          <chart:axis chart:dimension="y" chart:name="primary-y" chart:style-name="ch6">
            <chart:title svg:x="0.451cm" svg:y="7.129cm" chart:style-name="ch7">
              <text:p>Normalized Torque</text:p>
            </chart:title>
            <chart:grid chart:style-name="ch8" chart:class="major"/>
          </chart:axis>
          <chart:series chart:style-name="ch9" chart:values-cell-range-address="'Torque derating'.B2:'Torque derating'.B41" chart:label-cell-address="'Torque derating'.B1:'Torque derating'.B1" chart:class="chart:line">
            <chart:data-point chart:repeated="40"/>
          </chart:series>
          <chart:series chart:style-name="ch9" chart:values-cell-range-address="'Torque derating'.C2:'Torque derating'.C41" chart:label-cell-address="'Torque derating'.C1:'Torque derating'.C1" chart:class="chart:line">
            <chart:data-point chart:repeated="40"/>
          </chart:series>
          <chart:series chart:style-name="ch9" chart:values-cell-range-address="'Torque derating'.D2:'Torque derating'.D41" chart:label-cell-address="'Torque derating'.D1:'Torque derating'.D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d air</text:p>
                <draw:g>
                  <svg:desc>'Torque derating'.B1:'Torque derating'.B1</svg:desc>
                </draw:g>
              </table:table-cell>
              <table:table-cell office:value-type="string">
                <text:p>Good airflow</text:p>
                <draw:g>
                  <svg:desc>'Torque derating'.C1:'Torque derating'.C1</svg:desc>
                </draw:g>
              </table:table-cell>
              <table:table-cell office:value-type="string">
                <text:p>No airflow</text:p>
                <draw:g>
                  <svg:desc>'Torque derating'.D1:'Torque derating'.D1</svg:desc>
                </draw:g>
              </table:table-cell>
            </table:table-row>
          </table:table-header-rows>
          <table:table-rows>
            <table:table-row>
              <table:table-cell office:value-type="float" office:value="0.025">
                <text:p>0.025</text:p>
                <draw:g>
                  <svg:desc>'Torque derating'.A2:'Torque derating'.A41</svg:desc>
                </draw:g>
              </table:table-cell>
              <table:table-cell office:value-type="float" office:value="1">
                <text:p>1</text:p>
                <draw:g>
                  <svg:desc>'Torque derating'.B2:'Torque derating'.B41</svg:desc>
                </draw:g>
              </table:table-cell>
              <table:table-cell office:value-type="float" office:value="0.5">
                <text:p>0.5</text:p>
                <draw:g>
                  <svg:desc>'Torque derating'.C2:'Torque derating'.C41</svg:desc>
                </draw:g>
              </table:table-cell>
              <table:table-cell office:value-type="float" office:value="0.3">
                <text:p>0.3</text:p>
                <draw:g>
                  <svg:desc>'Torque derating'.D2:'Torque derating'.D41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25">
                <text:p>0.725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75">
                <text:p>0.7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26cm" svg:stroke-color="#3366cc" draw:fill-color="#3366c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6cm" svg:stroke-color="#dc3912" draw:fill-color="#dc391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6cm" svg:stroke-color="#ff9900" draw:fill-color="#ff99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6cm" svg:stroke-color="#109618" draw:fill-color="#10961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26cm" svg:stroke-color="#990099" draw:fill-color="#990099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6cm" svg:stroke-color="#0099c6" draw:fill-color="#0099c6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26cm" svg:stroke-color="#dd4477" draw:fill-color="#dd4477"/>
      <style:text-properties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2.361cm" svg:height="18.391cm" xlink:href=".." xlink:type="simple" chart:class="chart:line" chart:style-name="ch1">
        <chart:legend chart:legend-position="end" svg:x="24.932cm" svg:y="7.402cm" style:legend-expansion="high" chart:style-name="ch2"/>
        <chart:plot-area chart:style-name="ch3" table:cell-range-address="Trajectories.I2:Trajectories.Q9" chart:data-source-has-labels="both" svg:x="1.573cm" svg:y="0.654cm" svg:width="25.785cm" svg:height="15.903cm">
          <chartooo:coordinate-region svg:x="2.671cm" svg:y="0.853cm" svg:width="24.262cm" svg:height="15.057cm"/>
          <chart:axis chart:dimension="x" chart:name="primary-x" chart:style-name="ch4" chartooo:axis-type="text">
            <chart:title svg:x="12.575cm" svg:y="16.925cm" chart:style-name="ch5">
              <text:p>Travel distance (mm)</text:p>
            </chart:title>
            <chart:categories table:cell-range-address="Trajectories.J2:Trajectories.Q2"/>
          </chart:axis>
          <chart:axis chart:dimension="y" chart:name="primary-y" chart:style-name="ch6">
            <chart:title svg:x="0.317cm" svg:y="10.085cm" chart:style-name="ch7">
              <text:p>Travel time (ms)</text:p>
            </chart:title>
            <chart:grid chart:style-name="ch8" chart:class="major"/>
          </chart:axis>
          <chart:series chart:style-name="ch9" chart:values-cell-range-address="Trajectories.J3:Trajectories.Q3" chart:label-cell-address="Trajectories.I3:Trajectories.I3" chart:class="chart:line">
            <chart:data-point chart:repeated="8"/>
          </chart:series>
          <chart:series chart:style-name="ch10" chart:values-cell-range-address="Trajectories.J4:Trajectories.Q4" chart:label-cell-address="Trajectories.I4:Trajectories.I4" chart:class="chart:line">
            <chart:data-point chart:repeated="8"/>
          </chart:series>
          <chart:series chart:style-name="ch11" chart:values-cell-range-address="Trajectories.J5:Trajectories.Q5" chart:label-cell-address="Trajectories.I5:Trajectories.I5" chart:class="chart:line">
            <chart:data-point chart:repeated="8"/>
          </chart:series>
          <chart:series chart:style-name="ch12" chart:values-cell-range-address="Trajectories.J6:Trajectories.Q6" chart:label-cell-address="Trajectories.I6:Trajectories.I6" chart:class="chart:line">
            <chart:data-point chart:repeated="8"/>
          </chart:series>
          <chart:series chart:style-name="ch13" chart:values-cell-range-address="Trajectories.J7:Trajectories.Q7" chart:label-cell-address="Trajectories.I7:Trajectories.I7" chart:class="chart:line">
            <chart:data-point chart:repeated="8"/>
          </chart:series>
          <chart:series chart:style-name="ch14" chart:values-cell-range-address="Trajectories.J8:Trajectories.Q8" chart:label-cell-address="Trajectories.I8:Trajectories.I8" chart:class="chart:line">
            <chart:data-point chart:repeated="8"/>
          </chart:series>
          <chart:series chart:style-name="ch15" chart:values-cell-range-address="Trajectories.J9:Trajectories.Q9" chart:label-cell-address="Trajectories.I9:Trajectories.I9" chart:class="chart:line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Trajectories.J2:Trajectories.Q2</svg:desc>
                </draw:g>
              </table:table-cell>
              <table:table-cell office:value-type="float" office:value="77">
                <text:p>77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  <table:table-cell office:value-type="float" office:value="277">
                <text:p>277</text:p>
              </table:table-cell>
              <table:table-cell office:value-type="float" office:value="425">
                <text:p>425</text:p>
              </table:table-cell>
              <table:table-cell office:value-type="float" office:value="652">
                <text:p>652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Turnigy Aerodrive SK3 - 4250-350kv</text:p>
                <draw:g>
                  <svg:desc>Trajectories.I3:Trajectories.I3</svg:desc>
                </draw:g>
              </table:table-cell>
              <table:table-cell office:value-type="float" office:value="69.6008807464152">
                <text:p>69.6008807464152</text:p>
                <draw:g>
                  <svg:desc>Trajectories.J3:Trajectories.Q3</svg:desc>
                </draw:g>
              </table:table-cell>
              <table:table-cell office:value-type="float" office:value="86.3724215536541">
                <text:p>86.3724215536541</text:p>
              </table:table-cell>
              <table:table-cell office:value-type="float" office:value="106.922901838647">
                <text:p>106.922901838647</text:p>
              </table:table-cell>
              <table:table-cell office:value-type="float" office:value="132.424706963805">
                <text:p>132.424706963805</text:p>
              </table:table-cell>
              <table:table-cell office:value-type="float" office:value="163.821016990339">
                <text:p>163.821016990339</text:p>
              </table:table-cell>
              <table:table-cell office:value-type="float" office:value="202.919693735606">
                <text:p>202.919693735606</text:p>
              </table:table-cell>
              <table:table-cell office:value-type="float" office:value="251.335324045038">
                <text:p>251.335324045038</text:p>
              </table:table-cell>
              <table:table-cell office:value-type="float" office:value="311.264601285681">
                <text:p>311.264601285681</text:p>
              </table:table-cell>
            </table:table-row>
            <table:table-row>
              <table:table-cell office:value-type="string">
                <text:p>ACK 5312CP - 330KV</text:p>
                <draw:g>
                  <svg:desc>Trajectories.I4:Trajectories.I4</svg:desc>
                </draw:g>
              </table:table-cell>
              <table:table-cell office:value-type="float" office:value="67.5830337617801">
                <text:p>67.5830337617801</text:p>
                <draw:g>
                  <svg:desc>Trajectories.J4:Trajectories.Q4</svg:desc>
                </draw:g>
              </table:table-cell>
              <table:table-cell office:value-type="float" office:value="83.8683392989673">
                <text:p>83.8683392989673</text:p>
              </table:table-cell>
              <table:table-cell office:value-type="float" office:value="103.823026481472">
                <text:p>103.823026481472</text:p>
              </table:table-cell>
              <table:table-cell office:value-type="float" office:value="128.585491241641">
                <text:p>128.585491241641</text:p>
              </table:table-cell>
              <table:table-cell office:value-type="float" office:value="159.071569259093">
                <text:p>159.071569259093</text:p>
              </table:table-cell>
              <table:table-cell office:value-type="float" office:value="197.036709386323">
                <text:p>197.036709386323</text:p>
              </table:table-cell>
              <table:table-cell office:value-type="float" office:value="244.048688871493">
                <text:p>244.048688871493</text:p>
              </table:table-cell>
              <table:table-cell office:value-type="float" office:value="302.240515234007">
                <text:p>302.240515234007</text:p>
              </table:table-cell>
            </table:table-row>
            <table:table-row>
              <table:table-cell office:value-type="string">
                <text:p>ODrive Robotics D5065 - 270kv </text:p>
                <draw:g>
                  <svg:desc>Trajectories.I5:Trajectories.I5</svg:desc>
                </draw:g>
              </table:table-cell>
              <table:table-cell office:value-type="float" office:value="53.6155689685272">
                <text:p>53.6155689685272</text:p>
                <draw:g>
                  <svg:desc>Trajectories.J5:Trajectories.Q5</svg:desc>
                </draw:g>
              </table:table-cell>
              <table:table-cell office:value-type="float" office:value="66.5351713243537">
                <text:p>66.5351713243537</text:p>
              </table:table-cell>
              <table:table-cell office:value-type="float" office:value="82.3657999204317">
                <text:p>82.3657999204317</text:p>
              </table:table-cell>
              <table:table-cell office:value-type="float" office:value="102.010577067598">
                <text:p>102.010577067598</text:p>
              </table:table-cell>
              <table:table-cell office:value-type="float" office:value="126.196061612226">
                <text:p>126.196061612226</text:p>
              </table:table-cell>
              <table:table-cell office:value-type="float" office:value="156.314901735121">
                <text:p>156.314901735121</text:p>
              </table:table-cell>
              <table:table-cell office:value-type="float" office:value="193.75527119368">
                <text:p>193.75527119368</text:p>
              </table:table-cell>
              <table:table-cell office:value-type="float" office:value="247.458974897384">
                <text:p>247.458974897384</text:p>
              </table:table-cell>
            </table:table-row>
            <table:table-row>
              <table:table-cell office:value-type="string">
                <text:p>KEDA 63-64 190KV</text:p>
                <draw:g>
                  <svg:desc>Trajectories.I6:Trajectories.I6</svg:desc>
                </draw:g>
              </table:table-cell>
              <table:table-cell office:value-type="float" office:value="51.2811213995571">
                <text:p>51.2811213995571</text:p>
                <draw:g>
                  <svg:desc>Trajectories.J6:Trajectories.Q6</svg:desc>
                </draw:g>
              </table:table-cell>
              <table:table-cell office:value-type="float" office:value="63.6381980768942">
                <text:p>63.6381980768942</text:p>
              </table:table-cell>
              <table:table-cell office:value-type="float" office:value="78.7795535168284">
                <text:p>78.7795535168284</text:p>
              </table:table-cell>
              <table:table-cell office:value-type="float" office:value="97.5689876519478">
                <text:p>97.5689876519478</text:p>
              </table:table-cell>
              <table:table-cell office:value-type="float" office:value="120.70399183093">
                <text:p>120.70399183093</text:p>
              </table:table-cell>
              <table:table-cell office:value-type="float" office:value="153.160132181808">
                <text:p>153.160132181808</text:p>
              </table:table-cell>
              <table:table-cell office:value-type="float" office:value="202.940833936194">
                <text:p>202.940833936194</text:p>
              </table:table-cell>
              <table:table-cell office:value-type="float" office:value="279.256623409878">
                <text:p>279.256623409878</text:p>
              </table:table-cell>
            </table:table-row>
            <table:table-row>
              <table:table-cell office:value-type="string">
                <text:p>ODrive Robotics D6374 - 150kv</text:p>
                <draw:g>
                  <svg:desc>Trajectories.I7:Trajectories.I7</svg:desc>
                </draw:g>
              </table:table-cell>
              <table:table-cell office:value-type="float" office:value="38.5090074260362">
                <text:p>38.5090074260362</text:p>
                <draw:g>
                  <svg:desc>Trajectories.J7:Trajectories.Q7</svg:desc>
                </draw:g>
              </table:table-cell>
              <table:table-cell office:value-type="float" office:value="47.7884214588148">
                <text:p>47.7884214588148</text:p>
              </table:table-cell>
              <table:table-cell office:value-type="float" office:value="59.4707635396786">
                <text:p>59.4707635396786</text:p>
              </table:table-cell>
              <table:table-cell office:value-type="float" office:value="76.9707635396786">
                <text:p>76.9707635396786</text:p>
              </table:table-cell>
              <table:table-cell office:value-type="float" office:value="103.637430206345">
                <text:p>103.637430206345</text:p>
              </table:table-cell>
              <table:table-cell office:value-type="float" office:value="144.748541317456">
                <text:p>144.748541317456</text:p>
              </table:table-cell>
              <table:table-cell office:value-type="float" office:value="207.804096873012">
                <text:p>207.804096873012</text:p>
              </table:table-cell>
              <table:table-cell office:value-type="float" office:value="304.470763539679">
                <text:p>304.470763539679</text:p>
              </table:table-cell>
            </table:table-row>
            <table:table-row>
              <table:table-cell office:value-type="string">
                <text:p>9235-100KV Turnigy Multistar</text:p>
                <draw:g>
                  <svg:desc>Trajectories.I8:Trajectories.I8</svg:desc>
                </draw:g>
              </table:table-cell>
              <table:table-cell office:value-type="float" office:value="35.4026043144877">
                <text:p>35.4026043144877</text:p>
                <draw:g>
                  <svg:desc>Trajectories.J8:Trajectories.Q8</svg:desc>
                </draw:g>
              </table:table-cell>
              <table:table-cell office:value-type="float" office:value="46.6526043144877">
                <text:p>46.6526043144877</text:p>
              </table:table-cell>
              <table:table-cell office:value-type="float" office:value="63.735937647821">
                <text:p>63.735937647821</text:p>
              </table:table-cell>
              <table:table-cell office:value-type="float" office:value="89.985937647821">
                <text:p>89.985937647821</text:p>
              </table:table-cell>
              <table:table-cell office:value-type="float" office:value="129.985937647821">
                <text:p>129.985937647821</text:p>
              </table:table-cell>
              <table:table-cell office:value-type="float" office:value="191.652604314488">
                <text:p>191.652604314488</text:p>
              </table:table-cell>
              <table:table-cell office:value-type="float" office:value="286.235937647821">
                <text:p>286.235937647821</text:p>
              </table:table-cell>
              <table:table-cell office:value-type="float" office:value="431.235937647821">
                <text:p>431.235937647821</text:p>
              </table:table-cell>
            </table:table-row>
            <table:table-row>
              <table:table-cell office:value-type="string">
                <text:p>Hoverboard Hub-motor</text:p>
                <draw:g>
                  <svg:desc>Trajectories.I9:Trajectories.I9</svg:desc>
                </draw:g>
              </table:table-cell>
              <table:table-cell office:value-type="float" office:value="131.058712541961">
                <text:p>131.058712541961</text:p>
                <draw:g>
                  <svg:desc>Trajectories.J9:Trajectories.Q9</svg:desc>
                </draw:g>
              </table:table-cell>
              <table:table-cell office:value-type="float" office:value="201.371212541961">
                <text:p>201.371212541961</text:p>
              </table:table-cell>
              <table:table-cell office:value-type="float" office:value="308.142045875295">
                <text:p>308.142045875295</text:p>
              </table:table-cell>
              <table:table-cell office:value-type="float" office:value="472.204545875295">
                <text:p>472.204545875295</text:p>
              </table:table-cell>
              <table:table-cell office:value-type="float" office:value="722.204545875295">
                <text:p>722.204545875295</text:p>
              </table:table-cell>
              <table:table-cell office:value-type="float" office:value="1107.62121254196">
                <text:p>1107.62121254196</text:p>
              </table:table-cell>
              <table:table-cell office:value-type="float" office:value="1698.76704587529">
                <text:p>1698.76704587529</text:p>
              </table:table-cell>
              <table:table-cell office:value-type="float" office:value="2605.01704587529">
                <text:p>2605.017045875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